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Handlers.xml" manifest:media-type="text/xml"/>
  <manifest:file-entry manifest:full-path="Basic/Standard/script-lb.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FileManager.xml" manifest:media-type="text/xml"/>
  <manifest:file-entry manifest:full-path="Basic/Standard/Util.xml" manifest:media-type="text/xml"/>
  <manifest:file-entry manifest:full-path="Basic/Standard/ConstantsAndGlobals.xml" manifest:media-type="text/xml"/>
  <manifest:file-entry manifest:full-path="Basic/Standard/ExecuteClickAction.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dom:load" xlink:href="vnd.sun.star.script:Standard.ConstantsAndGlobals.SetInitialValues?language=Basic&amp;location=document" xlink:type="simple"/>
      <script:event-listener script:language="ooo:script" script:event-name="office:prepare-unload" xlink:href="vnd.sun.star.script:Standard.Handlers.sStopXKeyHandler?language=Basic&amp;location=document" xlink:type="simple"/>
    </office:event-listeners>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79cm"/>
    </style:style>
    <style:style style:name="co2" style:family="table-column">
      <style:table-column-properties fo:break-before="auto" style:column-width="2.004cm"/>
    </style:style>
    <style:style style:name="co3" style:family="table-column">
      <style:table-column-properties fo:break-before="auto" style:column-width="1.905cm"/>
    </style:style>
    <style:style style:name="co4" style:family="table-column">
      <style:table-column-properties fo:break-before="auto" style:column-width="2.092cm"/>
    </style:style>
    <style:style style:name="co5" style:family="table-column">
      <style:table-column-properties fo:break-before="auto" style:column-width="0.199cm"/>
    </style:style>
    <style:style style:name="co6" style:family="table-column">
      <style:table-column-properties fo:break-before="auto" style:column-width="2.314cm"/>
    </style:style>
    <style:style style:name="co7" style:family="table-column">
      <style:table-column-properties fo:break-before="auto" style:column-width="2.669cm"/>
    </style:style>
    <style:style style:name="co8" style:family="table-column">
      <style:table-column-properties fo:break-before="auto" style:column-width="2.75cm"/>
    </style:style>
    <style:style style:name="co9" style:family="table-column">
      <style:table-column-properties fo:break-before="auto" style:column-width="3.24cm"/>
    </style:style>
    <style:style style:name="co10" style:family="table-column">
      <style:table-column-properties fo:break-before="auto" style:column-width="1.603cm"/>
    </style:style>
    <style:style style:name="co11" style:family="table-column">
      <style:table-column-properties fo:break-before="auto" style:column-width="2.341cm"/>
    </style:style>
    <style:style style:name="co12" style:family="table-column">
      <style:table-column-properties fo:break-before="auto" style:column-width="4.041cm"/>
    </style:style>
    <style:style style:name="co13" style:family="table-column">
      <style:table-column-properties fo:break-before="auto" style:column-width="0.314cm"/>
    </style:style>
    <style:style style:name="co14" style:family="table-column">
      <style:table-column-properties fo:break-before="auto" style:column-width="1.499cm"/>
    </style:style>
    <style:style style:name="co15" style:family="table-column">
      <style:table-column-properties fo:break-before="auto" style:column-width="1.002cm"/>
    </style:style>
    <style:style style:name="co16" style:family="table-column">
      <style:table-column-properties fo:break-before="auto" style:column-width="2.12cm"/>
    </style:style>
    <style:style style:name="co17" style:family="table-column">
      <style:table-column-properties fo:break-before="auto" style:column-width="2.258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1e5b8a" style:cell-protect="protected" style:print-content="true" style:text-align-source="fix" style:repeat-content="false" fo:border="0.74pt solid #ffffff" style:vertical-align="middle"/>
      <style:paragraph-properties fo:text-align="start" fo:margin-left="0cm"/>
      <style:text-properties fo:color="#ffffff" fo:font-size="16pt" fo:font-weight="bold" style:font-size-asian="16pt" style:font-weight-asian="bold" style:font-size-complex="16pt" style:font-weight-complex="bold"/>
    </style:style>
    <style:style style:name="ce2" style:family="table-cell" style:parent-style-name="Status" style:data-style-name="N100">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4"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text-properties fo:font-weight="normal" style:font-weight-asian="normal" style:font-weight-complex="normal"/>
    </style:style>
    <style:style style:name="ce5" style:family="table-cell" style:parent-style-name="Default" style:data-style-name="N100">
      <style:table-cell-properties style:cell-protect="protected" style:print-content="true" fo:border="0.74pt solid #ffffff" style:vertical-align="middle"/>
      <style:text-properties fo:font-weight="normal" style:font-weight-asian="normal" style:font-weight-complex="normal"/>
    </style:style>
    <style:style style:name="ce7" style:family="table-cell" style:parent-style-name="Status" style:data-style-name="N100">
      <style:table-cell-properties fo:background-color="#4781ad" style:cell-protect="protected"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8" style:family="table-cell" style:parent-style-name="Default" style:data-style-name="N100">
      <style:table-cell-properties fo:background-color="#73a3c7" style:cell-protect="protected" style:print-content="true" fo:border="0.74pt solid #ffffff" style:vertical-align="middle"/>
      <style:text-properties fo:font-weight="normal" style:font-weight-asian="normal" style:font-weight-complex="normal"/>
    </style:style>
    <style:style style:name="ce9" style:family="table-cell" style:parent-style-name="Default" style:data-style-name="N100">
      <style:table-cell-properties fo:background-color="#b5bfca" style:cell-protect="protected" style:print-content="true" fo:border="0.74pt solid #ffffff" style:vertical-align="middle"/>
      <style:text-properties fo:font-weight="normal" style:font-weight-asian="normal" style:font-weight-complex="normal"/>
    </style:style>
    <style:style style:name="ce11"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2" style:family="table-cell" style:parent-style-name="Status" style:data-style-name="N100">
      <style:table-cell-properties fo:background-color="#73a3c7" style:cell-protect="protected"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5" style:family="table-cell" style:parent-style-name="Default">
      <style:table-cell-properties fo:background-color="#98c2e2" style:cell-protect="none" style:print-content="true" style:text-align-source="fix" style:repeat-content="false" fo:wrap-option="wrap" fo:border="0.54pt solid #ffffff" style:vertical-align="top"/>
      <style:paragraph-properties fo:text-align="start"/>
      <style:text-properties fo:color="#ffffff" style:font-name="Liberation Sans" fo:font-size="12pt"/>
    </style:style>
    <style:style style:name="ce19" style:family="table-cell" style:parent-style-name="Default">
      <style:table-cell-properties fo:background-color="#73a3c7" style:cell-protect="protected" style:print-content="true" style:text-align-source="fix" style:repeat-content="false" fo:wrap-option="wrap" fo:border="0.54pt solid #ffffff" style:vertical-align="top"/>
      <style:paragraph-properties fo:text-align="start"/>
      <style:text-properties fo:color="#ffffff" style:font-name="Liberation Sans" fo:font-size="12pt"/>
    </style:style>
    <style:style style:name="ce22" style:family="table-cell" style:parent-style-name="Default" style:data-style-name="N100">
      <style:table-cell-properties fo:border-bottom="0.74pt solid #ffffff" fo:background-color="#98c2e2" style:cell-protect="none" style:print-content="true" style:text-align-source="fix" style:repeat-content="false" fo:wrap-option="wrap" fo:border-left="0.54pt solid #ffffff" fo:border-right="0.74pt solid #ffffff" fo:border-top="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14" style:family="table-cell" style:parent-style-name="Default">
      <style:table-cell-properties fo:border-bottom="none" fo:background-color="#98c2e2" style:cell-protect="none" style:print-content="true" style:text-align-source="fix" style:repeat-content="false" fo:wrap-option="wrap" fo:border-left="0.54pt solid #ffffff" fo:border-right="none" fo:border-top="none" style:vertical-align="top"/>
      <style:paragraph-properties fo:text-align="start"/>
      <style:text-properties fo:color="#ffffff" style:font-name="Liberation Sans" fo:font-size="12pt"/>
    </style:style>
    <style:style style:name="ce18" style:family="table-cell" style:parent-style-name="Status">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3"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4" style:family="table-cell" style:parent-style-name="Status" style:data-style-name="N100">
      <style:table-cell-properties fo:background-color="#98c2e2" style:cell-protect="none"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25" style:family="table-cell" style:parent-style-name="Status" style:data-style-name="N100">
      <style:table-cell-properties fo:background-color="#73a3c7" style:cell-protect="protected" style:print-content="true" style:text-align-source="fix" style:repeat-content="false" fo:wrap-option="wrap" fo:border="0.54pt solid #ffffff" style:vertical-align="top"/>
      <style:paragraph-properties fo:text-align="start"/>
      <style:text-properties fo:color="#ffffff" style:font-name="Liberation Sans" fo:font-size="12pt" fo:font-weight="normal" style:font-weight-asian="normal" style:font-weight-complex="normal"/>
    </style:style>
    <style:style style:name="ce26" style:family="table-cell" style:parent-style-name="Status" style:data-style-name="N100">
      <style:table-cell-properties fo:background-color="#73a3c7" style:cell-protect="protected"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2" style:family="table-cell" style:parent-style-name="Status" style:data-style-name="N100">
      <style:table-cell-properties fo:background-color="#98c2e2"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4" style:family="table-cell" style:parent-style-name="Default" style:data-style-name="N100">
      <style:table-cell-properties fo:background-color="#98c2e2"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5"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normal" style:font-weight-asian="normal" style:font-weight-complex="normal"/>
    </style:style>
    <style:style style:name="ce30" style:family="table-cell" style:parent-style-name="Default" style:data-style-name="N100">
      <style:table-cell-properties fo:background-color="#0d335b" style:cell-protect="protected" style:print-content="true" fo:border="0.74pt solid #ffffff" style:vertical-align="middle"/>
      <style:text-properties fo:font-weight="normal" style:font-weight-asian="normal" style:font-weight-complex="normal"/>
    </style:style>
    <style:style style:name="ce51" style:family="table-cell" style:parent-style-name="Default" style:data-style-name="N100">
      <style:table-cell-properties fo:border-bottom="0.74pt solid #ffffff" fo:background-color="#98c2e2" style:cell-protect="none" style:print-content="true" style:text-align-source="fix" style:repeat-content="false" fo:wrap-option="wrap" fo:border-left="0.74pt solid #ffffff" fo:border-right="0.54pt solid #ffffff" fo:border-top="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40" style:family="table-cell" style:parent-style-name="Status" style:data-style-name="N100">
      <style:table-cell-properties fo:background-color="#98c2e2" style:cell-protect="protected"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53" style:family="table-cell" style:parent-style-name="Status" style:data-style-name="N100">
      <style:table-cell-properties fo:border-bottom="0.74pt solid #ffffff" fo:background-color="#98c2e2" style:cell-protect="none" style:print-content="true" style:text-align-source="fix" style:repeat-content="false" fo:wrap-option="wrap" fo:border-left="0.54pt solid #ffffff" fo:border-right="0.74pt solid #ffffff" fo:border-top="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44" style:family="table-cell" style:parent-style-name="Default" style:data-style-name="N100">
      <style:table-cell-properties style:cell-protect="none" style:print-content="true" fo:border="0.74pt solid #ffffff" style:vertical-align="middle"/>
      <style:text-properties fo:font-weight="normal" style:font-weight-asian="normal" style:font-weight-complex="normal"/>
    </style:style>
    <style:style style:name="gr1" style:family="graphic">
      <style:graphic-properties fo:background-color="#3d91b3" style:protect="position size"/>
    </style:style>
    <style:style style:name="gr2" style:family="graphic">
      <style:graphic-properties draw:textarea-vertical-align="middle" fo:background-color="#3fa79c"/>
      <style:text-properties fo:color="#ffffff" fo:font-size="12pt" fo:font-weight="bold"/>
    </style:style>
    <style:style style:name="gr3" style:family="graphic">
      <style:graphic-properties fo:background-color="#3d91b3"/>
      <style:text-properties fo:color="#ffffff" fo:font-size="12pt" fo:font-weight="normal"/>
    </style:style>
    <style:style style:name="gr4" style:family="graphic">
      <style:graphic-properties draw:textarea-vertical-align="middle" fo:background-color="#3d91b3"/>
      <style:text-properties fo:color="#ffffff" fo:font-size="12pt" fo:font-weight="bold"/>
    </style:style>
    <style:style style:name="gr5" style:family="graphic">
      <style:graphic-properties draw:textarea-vertical-align="middle" fo:background-color="#ee6646"/>
      <style:text-properties fo:color="#ffffff" fo:font-size="12pt" fo:font-weight="bold"/>
    </style:style>
    <style:style style:name="gr6" style:family="graphic">
      <style:graphic-properties draw:textarea-vertical-align="middle" fo:background-color="#ffa35f"/>
      <style:text-properties fo:color="#ffffff" fo:font-size="12pt" fo:font-weight="bold"/>
    </style:style>
    <style:style style:name="gr7" style:family="graphic">
      <style:graphic-properties draw:textarea-vertical-align="middle" fo:background-color="#3ea79c"/>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size="12pt" fo:font-weight="normal"/>
    </style:style>
    <style:style style:name="T1" style:family="text">
      <style:text-properties fo:color="#ffffff" style:font-name="Liberation San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ExecuteClickAction.LockCellSelection?language=Basic&amp;location=document" xlink:type="simple"/>
          <script:event-listener script:language="ooo:script" script:event-name="office:content-changed" xlink:href="vnd.sun.star.script:Standard.ExecuteClickAction.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Cria um novo forno com os dados preenchidos acima"/>
                <form:property form:property-name="MultiLine" office:value-type="boolean" office:boolean-value="true"/>
              </form:properties>
              <office:event-listeners>
                <script:event-listener script:language="ooo:script" script:event-name="form:performaction" xlink:href="vnd.sun.star.script:Standard.ExecuteClickAction.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de círculo"/>
              </form:properties>
              <office:event-listeners>
                <script:event-listener script:language="ooo:script" script:event-name="dom:mouseup" xlink:href="vnd.sun.star.script:Standard.ExecuteClickAction.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quadrado"/>
              </form:properties>
              <office:event-listeners>
                <script:event-listener script:language="ooo:script" script:event-name="dom:mouseup" xlink:href="vnd.sun.star.script:Standard.ExecuteClickAction.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Peça com base de formato retangular"/>
              </form:properties>
              <office:event-listeners>
                <script:event-listener script:language="ooo:script" script:event-name="dom:mouseup" xlink:href="vnd.sun.star.script:Standard.ExecuteClickAction.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triangular"/>
              </form:properties>
              <office:event-listeners>
                <script:event-listener script:language="ooo:script" script:event-name="dom:mouseup" xlink:href="vnd.sun.star.script:Standard.ExecuteClickAction.TriangleSelected?language=Basic&amp;location=document" xlink:type="simple"/>
              </office:event-listeners>
            </form:button>
            <form:button form:name="adicionarItem" form:control-implementation="ooo:com.sun.star.form.component.CommandButton" xml:id="control6" form:id="control6" form:label="Adicionar Peç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diciona uma Peça com os dados descritos acim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AddItem?language=Basic&amp;location=document" xlink:type="simple"/>
              </office:event-listeners>
            </form:button>
            <form:button form:name="salvarProjetoComo" form:control-implementation="ooo:com.sun.star.form.component.CommandButton" xml:id="control7" form:id="control7" form:label="Salvar Fornada Com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Fornada atual em arquivo separado da aplicação"/>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nguage=Basic&amp;location=document" xlink:type="simple"/>
              </office:event-listeners>
            </form:button>
            <form:button form:name="abrirProjeto" form:control-implementation="ooo:com.sun.star.form.component.CommandButton" xml:id="control8" form:id="control8" form:label="Abrir Fornad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Fornada de Peças que foi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ReadList?language=Basic&amp;location=document" xlink:type="simple"/>
              </office:event-listeners>
            </form:button>
            <form:button form:name="limpaLista" form:control-implementation="ooo:com.sun.star.form.component.CommandButton" xml:id="control9" form:id="control9" form:label="Zerar Quantidade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language=Basic&amp;location=document" xlink:type="simple"/>
              </office:event-listeners>
            </form:button>
            <form:button form:name="botaoOrganizarPecas" form:control-implementation="ooo:com.sun.star.form.component.CommandButton" xml:id="control10" form:id="control10"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llSolver?language=Basic&amp;location=document" xlink:type="simple"/>
              </office:event-listeners>
            </form:button>
            <form:button form:name="apagarLista" form:control-implementation="ooo:com.sun.star.form.component.CommandButton" xml:id="control11" form:id="control11" form:label="Apagar Fornad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uma Fornada salv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Escolha um forno"/>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ExecuteClickAction.KilnSelected?language=Basic&amp;location=document" xlink:type="simple"/>
                <script:event-listener script:language="ooo:script" script:event-name="dom:mousedown" xlink:href="vnd.sun.star.script:Standard.ExecuteClickAction.ListKilns?language=Basic&amp;location=document" xlink:type="simple"/>
              </office:event-listeners>
              <form:option form:label="" form:current-selected="true"/>
            </form:listbox>
            <form:button form:name="botaoEditarForno" form:control-implementation="ooo:com.sun.star.form.component.CommandButton" xml:id="control13" form:id="control13" form:label="Habilitar Botões de Edi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os botões de edição de forno e permite a alteração das células com dados d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s alterações feitas n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Desabilita a edição sem salvar as alterações"/>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ncelKilnEdition?language=Basic&amp;location=document" xlink:type="simple"/>
              </office:event-listeners>
            </form:button>
            <form:button form:name="apagarLista" form:control-implementation="ooo:com.sun.star.form.component.CommandButton" xml:id="control17" form:id="control17" form:label="Apagar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Todas 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ByRemoving?language=Basic&amp;location=document" xlink:type="simple"/>
              </office:event-listeners>
            </form:button>
            <form:button form:name="abrirSolucao" form:control-implementation="ooo:com.sun.star.form.component.CommandButton" xml:id="control18" form:id="control18" form:label="Abrir Solução Gerad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solução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OpenSolution?language=Basic&amp;location=document" xlink:type="simple"/>
              </office:event-listeners>
            </form:button>
            <form:button form:name="botaoEditarPeca" form:control-implementation="ooo:com.sun.star.form.component.CommandButton" xml:id="control19" form:id="control19" form:label="Editar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a edição d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ListItems?language=Basic&amp;location=document" xlink:type="simple"/>
              </office:event-listeners>
            </form:button>
            <form:button form:name="botaoSalvarEdicaoPeca" form:control-implementation="ooo:com.sun.star.form.component.CommandButton" xml:id="control20" form:id="control20" form:label="Finalizar Edição"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Desabilita a edição d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EditionListItems?language=Basic&amp;location=document" xlink:type="simple"/>
              </office:event-listeners>
            </form:button>
            <form:button form:name="salvarProjetoUltimoAberto" form:control-implementation="ooo:com.sun.star.form.component.CommandButton" xml:id="control21" form:id="control21" form:label="Salvar Fornad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fornada atual sobrescrevendo a última aberta ou salva"/>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stOpened?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9"/>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1008" table:default-cell-style-name="ce5"/>
        <table:table-row table:style-name="ro1">
          <table:table-cell table:style-name="ce1" office:value-type="string" calcext:value-type="string" table:number-columns-spanned="4" table:number-rows-spanned="1">
            <text:p>NOVA PEÇA</text:p>
          </table:table-cell>
          <table:covered-table-cell table:number-columns-repeated="3"/>
          <table:table-cell/>
          <table:table-cell table:style-name="ce1"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4"/>
          <table:table-cell table:style-name="ce2" office:value-type="string" calcext:value-type="string">
            <text:p>Largura (cm):</text:p>
          </table:table-cell>
          <table:table-cell table:style-name="ce24" table:number-columns-spanned="2" table:number-rows-spanned="1"/>
          <table:covered-table-cell table:style-name="ce14"/>
          <table:table-cell table:style-name="ce2" office:value-type="string" calcext:value-type="string" table:number-columns-spanned="2" table:number-rows-spanned="1">
            <text:p>Altura (cm):</text:p>
          </table:table-cell>
          <table:covered-table-cell/>
          <table:table-cell table:style-name="ce24" table:number-columns-spanned="3" table:number-rows-spanned="1"/>
          <table:covered-table-cell table:style-name="ce51" office:value-type="string" calcext:value-type="string">
            <text:p>Comp. (cm):</text:p>
          </table:covered-table-cell>
          <table:covered-table-cell table:style-name="ce53"/>
          <table:table-cell table:number-columns-repeated="1008"/>
        </table:table-row>
        <table:table-row table:style-name="ro1">
          <table:table-cell table:style-name="ce4" table:number-columns-spanned="1" table:number-rows-spanned="2">
            <draw:control draw:z-index="1" draw:name="Controle 4" draw:style-name="gr1" draw:text-style-name="P1" svg:width="1.97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2.004cm" svg:height="1.799cm" svg:x="0cm" svg:y="0cm" draw:control="control3"/>
          </table:table-cell>
          <table:table-cell table:number-columns-spanned="1" table:number-rows-spanned="2">
            <draw:control draw:z-index="3" draw:name="Controle 6" draw:style-name="gr1" draw:text-style-name="P1" svg:width="1.905cm" svg:height="1.799cm" svg:x="0cm" svg:y="0cm" draw:control="control4"/>
          </table:table-cell>
          <table:table-cell table:number-columns-spanned="1" table:number-rows-spanned="2">
            <draw:control draw:z-index="4" draw:name="Controle 7" draw:style-name="gr1" draw:text-style-name="P1" svg:width="2.092cm" svg:height="1.799cm" svg:x="0cm" svg:y="0cm" draw:control="control5"/>
          </table:table-cell>
          <table:table-cell/>
          <table:table-cell table:style-name="ce18" office:value-type="string" calcext:value-type="string" table:number-columns-spanned="2" table:number-rows-spanned="2">
            <text:p><text:span text:style-name="T1">Altura  dos suportes:</text:span></text:p>
            <text:p><text:span text:style-name="T1">(separado por</text:span></text:p>
            <text:p><text:span text:style-name="T1"> espaços em </text:span>cm)</text:p>
          </table:table-cell>
          <table:covered-table-cell/>
          <table:table-cell table:style-name="ce24" table:number-columns-spanned="9" table:number-rows-spanned="1"/>
          <table:covered-table-cell table:style-name="ce24" office:value-type="string" calcext:value-type="string">
            <text:p>15</text:p>
          </table:covered-table-cell>
          <table:covered-table-cell table:number-columns-repeated="7" table:style-name="ce15"/>
          <table:table-cell table:number-columns-repeated="1008"/>
        </table:table-row>
        <table:table-row table:style-name="ro1">
          <table:covered-table-cell table:number-columns-repeated="4"/>
          <table:table-cell/>
          <table:covered-table-cell table:style-name="ce8"/>
          <table:covered-table-cell table:style-name="ce9"/>
          <table:table-cell table:style-name="ce8"/>
          <table:table-cell table:style-name="ce9" office:value-type="string" calcext:value-type="string" table:number-columns-spanned="2" table:number-rows-spanned="1">
            <text:p>3</text:p>
            <draw:control draw:z-index="0" draw:name="Controle 2" draw:style-name="gr2" draw:text-style-name="P2" svg:width="4.844cm" svg:height="0.899cm" svg:x="0cm" svg:y="0cm" draw:control="control1"/>
          </table:table-cell>
          <table:covered-table-cell table:style-name="ce9"/>
          <table:table-cell table:style-name="ce8" table:number-columns-spanned="6" table:number-rows-spanned="1"/>
          <table:covered-table-cell table:number-columns-repeated="5" table:style-name="ce9"/>
          <table:table-cell table:number-columns-repeated="1008"/>
        </table:table-row>
        <table:table-row table:style-name="ro1">
          <table:table-cell table:style-name="ce7" office:value-type="string" calcext:value-type="string" table:number-columns-spanned="2" table:number-rows-spanned="1">
            <text:p>Tipo:</text:p>
          </table:table-cell>
          <table:covered-table-cell table:style-name="ce11" office:value-type="string" calcext:value-type="string">
            <text:p>Comp. (cm):</text:p>
          </table:covered-table-cell>
          <table:table-cell table:style-name="ce12" office:value-type="string" calcext:value-type="string" table:number-columns-spanned="2" table:number-rows-spanned="1">
            <text:p>Círculo</text:p>
          </table:table-cell>
          <table:covered-table-cell table:style-name="ce11" office:value-type="string" calcext:value-type="string">
            <text:p>Comp. (cm):</text:p>
          </table:covered-table-cell>
          <table:table-cell/>
          <table:table-cell table:style-name="ce1" office:value-type="string" calcext:value-type="string" table:number-columns-spanned="11" table:number-rows-spanned="1">
            <text:p>ESCOLHA UM FORNO</text:p>
          </table:table-cell>
          <table:covered-table-cell table:number-columns-repeated="10"/>
          <table:table-cell table:number-columns-repeated="1008"/>
        </table:table-row>
        <table:table-row table:style-name="ro1">
          <table:table-cell table:style-name="ce7" office:value-type="string" calcext:value-type="string" table:number-columns-spanned="2" table:number-rows-spanned="1">
            <text:p>Descrição:</text:p>
          </table:table-cell>
          <table:covered-table-cell table:style-name="ce11"/>
          <table:table-cell table:style-name="ce15" table:number-columns-spanned="2" table:number-rows-spanned="1"/>
          <table:covered-table-cell table:style-name="ce22"/>
          <table:table-cell/>
          <table:table-cell table:number-columns-spanned="11" table:number-rows-spanned="1">
            <draw:control table:end-cell-address="Forno.P6" table:end-x="2.12cm" table:end-y="0.9cm" draw:z-index="11" draw:name="Control 1" draw:style-name="gr3" draw:text-style-name="P3" svg:width="23.894cm" svg:height="0.9cm" svg:x="0cm" svg:y="0cm" draw:control="control12"/>
          </table:table-cell>
          <table:covered-table-cell table:number-columns-repeated="10"/>
          <table:table-cell table:number-columns-repeated="1008"/>
        </table:table-row>
        <table:table-row table:style-name="ro1">
          <table:table-cell table:style-name="ce7" office:value-type="string" calcext:value-type="string" table:number-columns-spanned="2" table:number-rows-spanned="1">
            <text:p>Alt. Peça (cm):</text:p>
          </table:table-cell>
          <table:covered-table-cell table:style-name="ce11"/>
          <table:table-cell table:style-name="ce15" table:number-columns-spanned="2" table:number-rows-spanned="1"/>
          <table:covered-table-cell table:style-name="ce15"/>
          <table:table-cell/>
          <table:table-cell table:style-name="ce2" office:value-type="string" calcext:value-type="string" table:number-columns-spanned="2" table:number-rows-spanned="1">
            <text:p>Comprimento (cm):</text:p>
          </table:table-cell>
          <table:covered-table-cell/>
          <table:table-cell table:style-name="ce25"/>
          <table:table-cell table:style-name="ce2" office:value-type="string" calcext:value-type="string">
            <text:p>Largura (cm):</text:p>
          </table:table-cell>
          <table:table-cell table:style-name="ce25" table:number-columns-spanned="2" table:number-rows-spanned="1"/>
          <table:covered-table-cell table:style-name="ce34"/>
          <table:table-cell table:style-name="ce2" office:value-type="string" calcext:value-type="string" table:number-columns-spanned="2" table:number-rows-spanned="1">
            <text:p>Altura (cm):</text:p>
          </table:table-cell>
          <table:covered-table-cell/>
          <table:table-cell table:style-name="ce26" table:number-columns-spanned="3" table:number-rows-spanned="1"/>
          <table:covered-table-cell table:style-name="ce40"/>
          <table:covered-table-cell table:style-name="ce32"/>
          <table:table-cell/>
          <table:table-cell table:style-name="Default"/>
          <table:table-cell table:number-columns-repeated="1006"/>
        </table:table-row>
        <table:table-row table:style-name="ro1">
          <table:table-cell table:style-name="ce7" office:value-type="string" calcext:value-type="string" table:number-columns-spanned="2" table:number-rows-spanned="1">
            <text:p>Diâmetro (cm):</text:p>
          </table:table-cell>
          <table:covered-table-cell table:style-name="ce11"/>
          <table:table-cell table:style-name="ce15" table:number-columns-spanned="2" table:number-rows-spanned="1"/>
          <table:covered-table-cell table:style-name="ce14"/>
          <table:table-cell/>
          <table:table-cell table:style-name="ce2" office:value-type="string" calcext:value-type="string" table:number-columns-spanned="2" table:number-rows-spanned="2">
            <text:p>Altura  dos suportes:</text:p>
            <text:p>(separado por</text:p>
            <text:p> espaços em cm)</text:p>
          </table:table-cell>
          <table:covered-table-cell/>
          <table:table-cell table:style-name="ce26" table:number-columns-spanned="9" table:number-rows-spanned="1"/>
          <table:covered-table-cell table:style-name="ce32" office:value-type="string" calcext:value-type="string">
            <text:p>30</text:p>
          </table:covered-table-cell>
          <table:covered-table-cell table:style-name="ce32"/>
          <table:covered-table-cell table:number-columns-repeated="6" table:style-name="ce35"/>
          <table:table-cell table:number-columns-repeated="1008"/>
        </table:table-row>
        <table:table-row table:style-name="ro1">
          <table:table-cell table:style-name="ce7" table:number-columns-spanned="2" table:number-rows-spanned="1"/>
          <table:covered-table-cell table:style-name="ce11"/>
          <table:table-cell table:style-name="ce19" table:number-columns-spanned="2" table:number-rows-spanned="1"/>
          <table:covered-table-cell table:style-name="ce14"/>
          <table:table-cell/>
          <table:covered-table-cell table:style-name="ce8"/>
          <table:covered-table-cell table:style-name="ce9"/>
          <table:table-cell table:style-name="ce9" table:number-columns-spanned="2" table:number-rows-spanned="1">
            <draw:control table:end-cell-address="Forno.I9" table:end-x="3.24cm" table:end-y="0.899cm" draw:z-index="12" draw:name="Controle 3" draw:style-name="gr4" draw:text-style-name="P2" svg:width="5.99cm" svg:height="0.899cm" svg:x="0cm" svg:y="0cm" draw:control="control13"/>
          </table:table-cell>
          <table:covered-table-cell table:style-name="ce9"/>
          <table:table-cell table:style-name="ce9" table:number-columns-spanned="2" table:number-rows-spanned="1">
            <draw:control table:end-cell-address="Forno.K9" table:end-x="2.341cm" table:end-y="0.899cm" draw:z-index="13" draw:name="Controle 12" draw:style-name="gr2" draw:text-style-name="P2" svg:width="3.945cm" svg:height="0.899cm" svg:x="0cm" svg:y="0cm" draw:control="control14"/>
          </table:table-cell>
          <table:covered-table-cell table:style-name="ce9"/>
          <table:table-cell table:style-name="ce9" table:number-columns-spanned="2" table:number-rows-spanned="1">
            <draw:control table:end-cell-address="Forno.M9" table:end-x="1cm" table:end-y="0.899cm" draw:z-index="14" draw:name="Controle 14" draw:style-name="gr5" draw:text-style-name="P2" svg:width="5.041cm" svg:height="0.899cm" svg:x="0cm" svg:y="0cm" draw:control="control15"/>
          </table:table-cell>
          <table:covered-table-cell table:style-name="ce9"/>
          <table:table-cell table:style-name="ce9" table:number-columns-spanned="3" table:number-rows-spanned="1">
            <draw:control table:end-cell-address="Forno.P9" table:end-x="2.068cm" table:end-y="0.899cm" draw:z-index="15" draw:name="Controle 15" draw:style-name="gr6" draw:text-style-name="P2" svg:width="4.57cm" svg:height="0.899cm" svg:x="0cm" svg:y="0cm" draw:control="control16"/>
          </table:table-cell>
          <table:covered-table-cell table:number-columns-repeated="2" table:style-name="ce9"/>
          <table:table-cell table:number-columns-repeated="1008"/>
        </table:table-row>
        <table:table-row table:style-name="ro1">
          <table:table-cell office:value-type="string" calcext:value-type="string" table:number-columns-spanned="4" table:number-rows-spanned="1">
            <text:p>1</text:p>
            <draw:control table:end-cell-address="Forno.D10" table:end-x="2.092cm" table:end-y="0.9cm" draw:z-index="5" draw:name="Controle 1" draw:style-name="gr2" draw:text-style-name="P2" svg:width="7.98cm" svg:height="0.9cm" svg:x="0cm" svg:y="0cm" draw:control="control6"/>
          </table:table-cell>
          <table:covered-table-cell table:number-columns-repeated="3"/>
          <table:table-cell/>
          <table:table-cell table:style-name="ce1" office:value-type="string" calcext:value-type="string" table:number-columns-spanned="4" table:number-rows-spanned="1">
            <text:p>LISTA DE PEÇAS</text:p>
          </table:table-cell>
          <table:covered-table-cell table:number-columns-repeated="3"/>
          <table:table-cell table:number-columns-spanned="2" table:number-rows-spanned="1">
            <draw:control table:end-cell-address="Forno.K10" table:end-x="2.341cm" table:end-y="0.9cm" draw:z-index="18" draw:name="Controle 18" draw:style-name="gr7" draw:text-style-name="P2" svg:width="3.945cm" svg:height="0.9cm" svg:x="0cm" svg:y="0cm" draw:control="control19"/>
            <draw:control table:end-cell-address="Forno.K10" table:end-x="2.34cm" table:end-y="0.9cm" draw:z-index="19" draw:name="Controle 19" draw:style-name="gr7" draw:text-style-name="P2" svg:width="3.944cm" svg:height="0.9cm" svg:x="0cm" svg:y="0cm" draw:control="control20"/>
          </table:table-cell>
          <table:covered-table-cell/>
          <table:table-cell table:style-name="ce30">
            <draw:control draw:z-index="10" draw:name="Controle 10" draw:style-name="gr4" draw:text-style-name="P2" svg:width="4.041cm" svg:height="0.9cm" svg:x="0cm" svg:y="0cm" draw:control="control9"/>
          </table:table-cell>
          <table:table-cell table:style-name="ce30" table:number-columns-spanned="4" table:number-rows-spanned="1">
            <draw:control draw:z-index="16" draw:name="Controle 16" draw:style-name="gr5" draw:text-style-name="P2" svg:width="4.86cm" svg:height="0.9cm" svg:x="0cm" svg:y="0cm" draw:control="control17"/>
          </table:table-cell>
          <table:covered-table-cell table:number-columns-repeated="3" table:style-name="ce30"/>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3"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3"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3"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3"/>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3" office:value-type="string" calcext:value-type="string">
            <text:p>Quantidade</text:p>
          </table:covered-table-cell>
          <table:covered-table-cell table:style-name="ce23"/>
          <table:table-cell table:number-columns-repeated="1008"/>
        </table:table-row>
        <table:table-row table:style-name="ro1">
          <table:table-cell table:style-name="ce8" table:number-columns-spanned="4" table:number-rows-spanned="1">
            <draw:control draw:z-index="7" draw:name="Controle 9" draw:style-name="gr4" draw:text-style-name="P2" svg:width="7.98cm" svg:height="0.9cm" svg:x="0cm" svg:y="0cm" draw:control="control8"/>
          </table:table-cell>
          <table:covered-table-cell table:number-columns-repeated="3"/>
          <table:table-cell table:number-columns-repeated="1020"/>
        </table:table-row>
        <table:table-row table:style-name="ro1">
          <table:table-cell table:style-name="ce9" table:number-columns-spanned="4" table:number-rows-spanned="1">
            <draw:control draw:z-index="20" draw:name="Controle 20" draw:style-name="gr2" draw:text-style-name="P2" svg:width="7.98cm" svg:height="0.899cm" svg:x="0cm" svg:y="0cm" draw:control="control21"/>
          </table:table-cell>
          <table:covered-table-cell table:number-columns-repeated="3"/>
          <table:table-cell table:number-columns-repeated="13"/>
          <table:table-cell table:style-name="ce44"/>
          <table:table-cell table:number-columns-repeated="1006"/>
        </table:table-row>
        <table:table-row table:style-name="ro1">
          <table:table-cell table:style-name="ce9" table:number-columns-spanned="4" table:number-rows-spanned="1">
            <draw:control draw:z-index="6" draw:name="Controle 8" draw:style-name="gr2" draw:text-style-name="P2" svg:width="7.98cm" svg:height="0.9cm" svg:x="0cm" svg:y="0cm" draw:control="control7"/>
          </table:table-cell>
          <table:covered-table-cell table:number-columns-repeated="3"/>
          <table:table-cell table:number-columns-repeated="1020"/>
        </table:table-row>
        <table:table-row table:style-name="ro1">
          <table:table-cell table:style-name="ce9" table:number-columns-spanned="4" table:number-rows-spanned="1">
            <draw:control draw:z-index="9" draw:name="Controle 13" draw:style-name="gr5" draw:text-style-name="P2" svg:width="7.98cm" svg:height="0.899cm" svg:x="0cm" svg:y="0cm" draw:control="control11"/>
          </table:table-cell>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9" table:number-columns-spanned="4" table:number-rows-spanned="1">
            <draw:control draw:z-index="8" draw:name="Controle 11" draw:style-name="gr2" draw:text-style-name="P2" svg:width="7.98cm" svg:height="0.899cm" svg:x="0cm" svg:y="0cm" draw:control="control10"/>
          </table:table-cell>
          <table:covered-table-cell table:number-columns-repeated="3"/>
          <table:table-cell table:number-columns-repeated="1020"/>
        </table:table-row>
        <table:table-row table:style-name="ro1">
          <table:table-cell table:style-name="ce9" table:number-columns-spanned="4" table:number-rows-spanned="1">
            <draw:control draw:z-index="17" draw:name="Controle 17" draw:style-name="gr4" draw:text-style-name="P2" svg:width="7.98cm" svg:height="0.9cm" svg:x="0cm" svg:y="0cm" draw:control="control18"/>
          </table:table-cell>
          <table:covered-table-cell table:number-columns-repeated="3"/>
          <table:table-cell table:number-columns-repeated="1020"/>
        </table:table-row>
        <table:table-row table:style-name="ro1" table:number-rows-repeated="1048555">
          <table:table-cell table:number-columns-repeated="1024"/>
        </table:table-row>
        <table:table-row table:style-name="ro2">
          <table:table-cell table:number-columns-repeated="1024"/>
        </table:table-row>
      </table:table>
      <table:table table:name="FornosArmazenados" table:style-name="ta1" table:protected="true" table:protection-key="btWDPPNShuv4Zit7WUnw10K77D8=" table:protection-key-digest-algorithm="http://www.w3.org/2000/09/xmldsig#sha1">
        <loext:table-protection loext:select-protected-cells="true" loext:select-unprotected-cells="true"/>
        <table:table-column table:style-name="co17" table:default-cell-style-name="Default"/>
        <table:table-row table:style-name="ro3">
          <table:table-cell/>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8:.$D$8"/>
        <table:named-range table:name="mergedComprimento" table:base-cell-address="$Forno.$A$5" table:cell-range-address="$Forno.$A$9:.$B$9"/>
        <table:named-range table:name="mergedComprimentoInput" table:base-cell-address="$Forno.$Q$4" table:cell-range-address="$Forno.$C$8:.$D$8"/>
        <table:named-range table:name="mergedDescricao" table:base-cell-address="$Forno.$A$5" table:cell-range-address="$Forno.$A$6:.$B$6"/>
        <table:named-expression table:name="mergedDescricaoInput" table:base-cell-address="$Forno.$A$5" table:expression="#REF!"/>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3-12-20T17:00:53.923387427</dc:date>
    <meta:editing-duration>P6DT20H58M32S</meta:editing-duration>
    <meta:editing-cycles>7399</meta:editing-cycles>
    <meta:document-statistic meta:table-count="2" meta:cell-count="43" meta:object-count="21"/>
  </office:meta>
</office:document-meta>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Strings Constants and Sheet Lables'''''''

'Cell Ranges that are named
Global Const pieceTypeNamedRange = "mergedTipo"
Global Const pieceTypeInputNamedRange = "mergedTipoInput"
Global Const pieceHeightNamedRange = "mergedAltura"
Global Const pieceHeightInputNamedRange = "mergedAlturaInput"
Global Const desciptionNamedRange = "mergedDescricao"
Global Const descriptionInputNamedRange = "mergedDescricaoInput"
Global Const widthNamedRange = "mergedLargura"
Global Const widthInputNamedRange = "mergedLarguraInput"
Global Const lenthNamedRange = "mergedComprimento"
Global Const lenthInputNamedRange = "mergedComprimentoInput"
Global Const listItensTitleNamedRange = "itemsListTitle"
Global Const listItensHeaderNamedRange = "itemsListHeader"
Global Const kilnDBHeaderNamedRange = "kilnStorageHeader"

'Types Names
Global Const typeCircle = "Círculo"
Global Const typeSquare = "Quadrado"
Global Const typeRectangle = "Retângulo"
Global Const typeTriangle = "Triângulo"


'List headers
Global Const headerLableType = "Tipo"
Global Const headerLableDescription = "Descrição"
Global Const headerLableDimension = "Dimensões (cm)"
Global Const headerLableAmount = "Quantidade"
Global Const headerLableExclude = "Excluir"

Global Const subHeaderLableHeight = "Alt"
Global Const subHeaderLableWidth = "Larg"
Global Const subHeaderLableLength = "Comp"

'Buttons Names Prefixes
Global Const buttonPrefix = "botao"

'Buttons lables
Global Const buttonCreateKiln = "botaoCriarForno"
Global Const buttonEditKiln = "botaoEditarForno"
Global Const buttonSaveKilnEdition = "botaoSalvarAltForno"
Global Const buttonEraseKiln = "botaoApagarForno"
Global Const buttonCancelKilnEdition = "botaoCancelarAltForno"
Global Const buttonEditLsit = "botaoEditarPeca"
Global Const buttonSaveListEdition = "botaoSalvarEdicaoPeca"
Global Const buttonCircle = "botaoCirculo"

'listBoxObj name
Global Const listBoxName = "escolheForno"

'Prefix for kilns names
Global Const kilnNamePrefix = "Forno"
'Kiln sheet name
Global Const kilnSheetDBName = "FornosArmazenados"
'executable file name
Global Const solverExecutableName = "solve"

'Sheet protection password
Global Const protectionPassword = "123456"

Global carriageReturnChr As String
Global newLineChr As String


'''''Global Variables'''''''

'number of itens
Global nItems As Integer

''Execution controllers''
'Variable to allow or block execution on a cell click
Global canChange As Boolean
'Is true if the edition of a kiln is enabled
Global changingKilnData As Boolean
'Is true if the solver is executing
Global solvingKilnProblem As Boolean
'Is true if a row is being excluded
Global excludingRow As Boolean
'Is true if an item is being added
Global isAdding As Boolean
'
Global internChange As Boolean

''Colors''

'Color of a cell that is can be editted
Global editableBGColor As Long
'color of a cell that cannot be eddited
Global nonEditableBGColor As Long
'Color of Lables
Global lableBGColor As Long
'Color of excluding cell 
Global excludeBGColor As Long

Global redColor As Long
Global whiteColor As Long

''Paths''
'Path tp the last file that were opened or saved
Global pathLastModifiedList As String

'String with the ranges of the cells that can be editted (list cell not included)
Global Const editableInputsRanges = "$C$6:$D$6,$C$7:$D$7,$C$8:$D$8,$C$9:$D$9,$H$2,$J$2:$K$2,$N$2:$P$2,$H$3:$P$3,$H$7,$J$7:$K$7,$N$7:$P$7,$H$8:$P$8"


'''''''Functions related to global variables'''''''

''Editable Input Ranges related functinos''

'Unprotect the cells on editableInputRanges
Function UnlockEditableCells()

	inputsRanges = Split(editableInputsRanges, ",")
	For i = 0 To UBound(inputsRanges)
		range = inputsRanges(i)
		rangeObj = GetCurrentSheet().GetCellRangeByName(range)
		UnlockCell(rangeObj)
	Next i

End Function

'Verify if a cell is in editableInputRanges
Function CellIsInEditableInput(cellObj As Object) As Boolean

	inputsRanges = Split(editableInputsRanges, ",")
	For i = 0 To UBound(inputsRanges)
		range = inputsRanges(i)
		firstCellName = Split(range, ":")(0)
		firstCellFromRange = GetCellObjectByName(firstCellName)
		If (IsInRange(cellObj, range)) Then
			If (Not IsProtected(firstCellFromRange)) Then
				CellIsInEditableInput = True
				Exit Function
			EndIf
		EndIf
	Next i
	
	CellIsInEditableInput = False

End Function

'Get the input range of a cell if it is on a editable input range
Function GetEditableInputRangeFromCell(cellObj As Object) As Object

	inputsRanges = Split(editableInputsRanges, ",")
	For i = 0 To UBound(inputsRanges)
		range = inputsRanges(i)
		If (IsInRange(cellObj, range)) Then
			rangeObj = GetCurrentSheet().GetCellRangeByName(range)
			GetEditableInputRangeFromCell = rangeObj
			Exit Function
		EndIf
	Next i

End Function


''Execution control functions''

'Set solver execution control (solvingKilnProblem = True)
Function StartedSolvingKilnProblem()
	solvingKilnProblem = True
End Function

'Reset solver execution control (solvingKilnProblem = False)
Function EndedSolvingKilnProblem()
	solvingKilnProblem = False
End Function

'Return wheter the solver is executing
Function IsSolvingKilnProblem() As Boolean
	IsSolvingKilnProblem = solvingKilnProblem
End Function


'Set kiln edition status control (solvingKilnProblem = True)
Function ChangeKilnDataStart()
	changingKilnData = True
End Function

'Reset kiln edition status control (solvingKilnProblem = False)
Function ChangeKilnDataEnd()
	changingKilnData = False
End Function

'Return wheter a kiln is being editted or not
Function IsChangingKiln() As Boolean
	IsChangingKiln = changingKilnData
End Function

'Set excluding status  control (excludingRow = True)
Function ExcludingRowStart() 
	excludingRow = True
End Function

'Reset excluding status  control (excludingRow = False)
Function ExcludingRowEnd()
	excludingRow = False
End Function

'Return wheter a row is being excluded or not
Function IsExcluding() As Boolean
	IsExcluding = excludingRow
End Function

'If there is no execution control set, than another action can be executed
Function CanExecuteAction() As Boolean
	CanExecuteAction = (Not IsChangingKiln()) And (Not IsSolvingKilnProblem()) And (Not IsExcluding())
End Function


'Set colors RGB values
Function SetColors()

	editableBGColor = RGB(152, 194, 226)
	nonEditableBGColor = RGB(115, 163, 199)	
	lableBGColor = RGB(71, 129, 173)
	excludeBGColor = RGB(238, 102, 70)	
	redColor = RGB(255, 0, 0)
	whiteColor = RGB(255, 255, 255)
	
End Function

'Set the values for the global variables
Function SetGlobalVariables()
	'Set colors
	SetColors()
	
	'Set files paths variables
	pathLastModifiedList = ""
	
	'Initialize control variables
	canChange = True
	actionsAreBlocked = False
	excludingRow = False
	isAdding = False
	isPastingOnEditableCell = False
	internChange = False

	'Create a sheet for kiln if it does not exists
	If (Not SheetExists(kilnSheetDBName)) Then
		CreateKilnSheet()
	EndIf
	
	'Set endline characters
	newLineChr = Chr(10)
	carriageReturnChr =  Chr(13)
	
	'Count number of items	
	UpdateItemsCounters()
	
End Function


'Set the start values of the GUI
Function SetGUIData()

	'Start keyboard listener (for control x)
	sStartXKeyHandler()

	'Allow edition on editable cells
	UnlockEditableCells()
	
	'Set type of inserted piece as circle and set all inputs to ""
	button = GetButtonByName(buttonCircle)
	btnCellAddress = GetButtonLocation(button)
	buttonCell = GetCellObjectByName(btnCellAddress)
	ThisComponent.getCurrentController().Select(buttonCell)
	ReadyInputsForAdd(buttonCell,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EnableKilnEdition = GetButtonByName(buttonEditKiln)
	buttonCell = GetCellObjectByName(GetButtonLocation(btnEnabl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If there are items in the list
	'''and the background color of the item cells
	'''are equal to editableBGColor
	'''then LibreOffice was closed while
	'''items edition was enabled
	'''therefore, items edition must be enabled again
	'''to avoid wrong inputs
	If (nItems &gt; 0) Then
		header = GetFirstCellOfListHeader() 
		While header.GetString() &lt;&gt; headerLableDescription
			header = GetCellSameRowNextColumn(header)
		WEnd
		
		cell = GetCellNextRowSameColumn(header)
		
		'If list items edition were enabled when closing
		If cell.CellBackColor = editableBGColor Then
			'Disable and Hide Edit List button
			btnEdit = GetButtonByName(buttonEditLsit)
			btnEdit.Enabled = False
			btnEdit.EnableVisible = False
			
			'Enable and Show Finish List Edition Button
			btnSaveEdition = GetButtonByName(buttonSaveListEdition)
			btnSaveEdition.Enabled = True
			btnSaveEdition.EnableVisible = True

			'Disable Kiln Edition Button
			btnEnableKilnEdition.Enabled = False

		Else
			' Enable And Show Edit List Button
			btnEdit = GetButtonByName(buttonEditLsit)
			btnEdit.Enabled = True
			btnEdit.EnableVisible = True
			
			'Disabel and Hide Finish List Edition Button
			btnSaveEdition = GetButtonByName(buttonSaveListEdition)
			btnSaveEdition.Enabled = False
			btnSaveEdition.EnableVisible = False
			
			'Enable All Other Buttons
			EnableAllButtons()
			'Set the amount of all items in list to zero
			SetZeroAllItems()
		
		EndIf
	EndIf
	
End Function

'Executed on closing libreoffice
Function SetEndingValues()
	'Stop keyboard listener
	sStopXKeyHandler()

End Function


'Set the global variables and initial configurations when file is opened
Sub SetInitialValues()

	PrepareExecution()
	
	SetGlobalVariables()
	SetGUIData()

	FinishExecution()

End Sub
</script:module>
</file>

<file path=Basic/Standard/ExecuteClickAction.xml><?xml version="1.0" encoding="utf-8"?>
<!DOCTYPE module  PUBLIC '-//OpenOffice.org//DTD OfficeDocument 1.0//EN'  'module.dtd'>
<script:module xmlns:script="http://openoffice.org/2000/script" script:name="ExecuteClickAction" script:language="StarBasic" script:moduleType="normal">

'Set list style for editable cell/range to avoid breaking the cells format on cutting or pasting
Function AdjustListEditableRangeStyle(cell As Object, listFirstRow As Integer, listLastRow As Integer, firstColumn As Integer, lastColumn As Integer)
	'Get range of the list
	range = GetRangeByIndex(listFirstRow, listLastRow, firstColumn, lastColumn)
	'If the range is not protected, edition of list is enabled
	If (Not IsProtected(range) And (Not isAdding)) Then
		'If the cell is in the range of the list
		If (IsInRange(cell, range.AbsoluteName)) Then
			'If the cell is not a range, transform it into a range
			rangeCell = GetCurrentSheet().GetCellRangeByName(cell.AbsoluteName)
			rangeCellAddr = rangeCell.GetRangeAddress()
			'For each row of the list
			For i = rangeCellAddr.StartRow To rangeCellAddr.EndRow
				'Merge the list
				lineRange = GetRangeByIndex(i, i, firstColumn, lastColumn)
				lineRange.merge(False)
				lineRange.merge(True)
			Next i
			'Set the cell style
			SetCellRangeFontStyle(rangeCell)
			'Set cell color
			rangeCell.CellBackColor = editableBGColor
		EndIf
	EndIf
End Function

'Ajudst cells styles after a cut or paste operation
Function VerifyCutOrPaste(sourceCell As Object)
	
	'Avoid calling VerifyValue
	internChange = True
	
	UpdateItemsCounters()

	'If the cell can be editted and it is not on the list
	'''It will be in the editable inputs string
	If CellIsInEditableInput(sourceCell) Then
		'Unmerge the cell if merged
		If sourceCell.IsMerged Then
			sourceCell.merge(False)
		EndIf
		'Get the range of the editable cell
		rangeToMerge = GetEditableInputRangeFromCell(sourceCell)

		'Merge the cells again
		rangeToMerge.merge(True)
		'Set cell style and color
		SetCellRangeFontStyle(sourceCell)
		sourceCell.CellBackColor = editableBGColor
		FinishExecution()
		RefreshByHiding()
		Exit Function
	EndIf

	'If the cell is not on editable inputs
	'''then it was probably on the list

	'Get the header of the list
	headerCell = GetFirstCellOfListHeader()
	headerCell = GetCellNextRowSameColumn(headerCell)
	listFirstRow = GetCellRowIndex(headerCell)
	listLastRow = listFirstRow + nItems
	If (nItems &gt; 0) Then
		listLastRow = listLastRow - 1
	EndIf
	
	headerCell = GetCellPreviousRowSameColumn(headerCell)
	
	fTypeColumn = GetCellColumnIndex(headerCell)
	headerCell = GetCellSameRowNextColumn(headerCell)
	lTypeColumn = GetCellColumnIndex(headerCell)-1
	
	'Adjust cell style for description column
	fDescriptionColumn = GetCellColumnIndex(headerCell)
	headerCell = GetCellSameRowNextColumn(headerCell)	
	lDescriptionColumn = GetCellColumnIndex(headerCell)-1
	AdjustListEditableRangeStyle(sourceCell, listFirstRow, listLastRow, fDescriptionColumn, lDescriptionColumn)
	
	headerCell = GetCellNextRowSameColumn(headerCell)
	
	'Adjust cell style for height column
	fHeightColumn = GetCellColumnIndex(headerCell)
	headerCell = GetCellSameRowNextColumn(headerCell)
	lHeightColumn = GetCellColumnIndex(headerCell)-1
	AdjustListEditableRangeStyle(sourceCell, listFirstRow, listLastRow, fHeightColumn, lHeightColumn)
	
	'Adjust cell style for width column
	fWidthColumn = GetCellColumnIndex(headerCell)
	headerCell = GetCellSameRowNextColumn(headerCell)
	lWidthColumn = GetCellColumnIndex(headerCell)-1
	AdjustListEditableRangeStyle(sourceCell, listFirstRow, listLastRow, fWidthColumn, lWidthColumn)
	
	'Adjust cell style for length column
	fLengthColumn = GetCellColumnIndex(headerCell)
	headerCell = GetCellSameRowNextColumn(headerCell)
	lLengthColumn = GetCellColumnIndex(headerCell)-1
	AdjustListEditableRangeStyle(sourceCell, listFirstRow, listLastRow, fLengthColumn, lLengthColumn)
	
	'Adjust cell style for amount column
	fAmountColumn = GetCellColumnIndex(headerCell)
	headerCell = GetCellSameRowNextColumn(headerCell)
	lAmountColumn = GetCellColumnIndex(headerCell)-1
	AdjustListEditableRangeStyle(sourceCell, listFirstRow, listLastRow, fAmountColumn, lAmountColumn)
	
	internChange = False
	RefreshByHiding()
	VerifyValue(sourceCell)


End Function


' Verify if piece amount is an integer value
Function VerifyValue(sourceCell As Object)

	'Avoid recursive calling the function a lot of times
	If internChange Then
		Exit Function
	EndIf
	
	internChange = True
	
	'Search for amount column
	headerCell = GetFirstCellOfListHeader()
	While headerCell.GetString() &lt;&gt; headerLableAmount
		headerCell = GetCellSameRowNextColumn(headerCell)
	WEnd
	
	cell = GetCellNextRowSameColumn(headerCell)
	
	listFirstRow = GetCellRowIndex(cell)
	fAmountColumn = GetCellColumnIndex(cell)
	
	'Check if the input is a cell or a range
	isRange = False
	cellName = Split(sourceCell.AbsoluteName, ".")(1)
	cellSplittedName = Split(cellName, "$")
	If (UBound(cellSplittedName) &gt; 2) Then
		isRange = True
	EndIf
	
	'If it is a cell, verify if it is an integer value
	If (Not isRange) Then
		column = GetCellColumnIndex(sourceCell)
		row = GetCellRowIndex(sourceCell)
		
		'Verify if the cell is inside the list on amount column
		If (row &gt;= listFirstRow And column = fAmountColumn) Then
			PrepareExecution()
			value = sourceCell.GetString()
	
			If Not IsIntegerNumber(value) Then
				If value &lt;&gt; "" Then
					InputMustBeANumberError(sourceCell)
				EndIf
				'if it is not an integer, set the value as 0
				sourceCell.SetString("0")
			Else
				value = CInt(value)
				sourceCell.SetString(value)
			EndIf
			FinishExecution()
		EndIf
	Else
		'If it is a range, make the same verification, but for each cell
		rangeCells = Split(Split(sourceCell.AbsoluteName, ".")(1), ":")
		firstCell = GetCellObjectByName(rangeCells(0))
		firstCellColumn = GetCellColumnIndex(firstCell)
		firstCellRow = GetCellRowIndex(firstCell)
		
		lastCell = GetCellObjectByName(rangeCells(1))
		lastCellColumn = GetCellColumnIndex(lastCell)
		lastCellRow = GetCellRowIndex(lastCell)
		
		'For each cell verify if the value is a number
		column = firstCellColumn
		While column &lt;= lastCellColumn
			row = firstCellRow
			While row &lt;= lastCellRow
				cell = GetCellObjectByIndex(row, column)
				VerifyValue(cell)
				cell = GetCellNextRowSameColumn(cell)
				row = GetCellRowIndex(cell)
			WEnd
			cell = GetCellSameRowNextColumn(cell)
			column = GetCellColumnIndex(cell)
		Wend
	EndIf
	
	RefreshByHiding()
	internChange = False
	
End Function

'Activate when cell is selected
Function LockCellSelection()

	'If a control global is active, then it cannot execute
	If (Not CanExecuteAction()) Then
		Exit Function
	EndIf
	
	cellObj = ThisComponent.CurrentSelection
	'Verify if it is a cell or a range
	isRange = False
	cellName = Split(cellObj.AbsoluteName, ".")(1)
	cellSplittedName = Split(cellName, "$")
	If (UBound(cellSplittedName) &gt; 2) Then
		isRange = True
	EndIf
	
	'if it is a cell
	If (Not isRange And canChange) Then
		'If the cell must act as a button, executes its action
		If (CellIsButton(cellObj)) Then
			'Avoid more than "one click"
			canChange = False
			'Change cursor focus
			cellDst = GetCellSameRowNextColumn(cellObj)
			sheet = GetSheetByName(kilnNamePrefix)
			cellRange = sheet.getCellRangeByName(cellDst.AbsoluteName)
			controller = ThisComponent.GetCurrentController()
			controller.Select(cellRange)
			'Execute the cell button action
			ExecuteCellAction(cellObj)
			
		EndIf
		canChange = True
	EndIf

End Function


'Verify if a cell must act as a button
Function CellIsButton(cell As Object) As Boolean
	'update pieces counter
	UpdateItemsCounters()
	
	On Error GoTo NotACell
		'Get cell row and column
		
		cName = cell.AbsoluteName
		
		If Replace(cName, " ", "") = "" Then
			CellIsButton = False
			Exit Function
		EndIf
		
		cellRow = GetCellRowIndex(cell)
		cellColumn = GetCellColumnIndex(cell)
		
		'Verify if the cell is the Exclusion cell of a row
		headerCell = GetLastCellOfListHeader()
		column = GetCellColumnIndex(headerCell)

		listFirstRow = GetCellRowIndex(GetCellNextRowSameColumn(headerCell))
		If (cellRow &gt;= listFirstRow And cellRow &lt;= listFirstRow+nItems-1 And cellColumn = column) Then
			CellIsButton = True
			Exit Function
		EndIf
		'If it does not have to act as a button, return false
		CellIsButton = False
		Exit Function
	NotACell:
		CellIsButton = False
		Exit Function
	
End Function

'Execute a macro of a cell
Function ExecuteCellAction(cell As Object)

	PrepareExecution()
	DisableAllButtons()
	ExcludingRowStart()

	'Get cell row and column
	cellRow = GetCellRowIndex(cell)
	cellColumn = GetCellColumnIndex(cell)
	
	'If the cell is an exclusion cell of a piece, removes it
	headerCell = GetLastCellOfListHeader()
	column = GetCellColumnIndex(headerCell)
	listFirstRow = GetCellRowIndex(GetCellNextRowSameColumn(headerCell))
	If (cellRow &gt;= listFirstRow And cellRow &lt;= listFirstRow+nItems-1 And cellColumn = column) Then
		RemoveItemFromList(cell)
		ExcludingRowEnd()
		EnableAllButtons()
		FinishExecution()
		Exit Function
	EndIf
	
	ExcludingRowEnd()
	EnableAllButtons()
	FinishExecution()
	
End Function

'Set the selection to the button cell
Function SetSelectionToButtonCell(buttonShape As Object)

	button = buttonShape.Source.Model	
	buttonCellAddr = GetButtonLocation(button)
	buttonCell = GetCellObjectByName(buttonCellAddr)
	ThisComponent.getCurrentController().Select(buttonCell)


End Function

'Get the button anchored cell
Function GetButtonCell(buttonShape As Object)

	button = buttonShape.Source.Model	
	buttonCellAddr = GetButtonLocation(button)
	buttonCell = GetCellObjectByName(buttonCellAddr)
	GetButtonCell = buttonCell

End Function

'Set the selection to the listbox bounding cell
Function SetSelectionToListBoxCell()

	listBoxObj = GetKilnListBox()
	boundCell = GetKilnListBoundCell()
	ThisComponent.getCurrentController().Select(boundCell)

End Function


'Button 'Adicionar Item' action: Add an item to the list
Function AddItem(buttonShape As Object)

	PrepareExecution()
	DisableAllButtons()
	isAdding = True
	'Set current selection to button cell
	SetSelectionToButtonCell(buttonShape)
	
	'Get the cell where the button is
	buttonCell = GetButtonCell(buttonShape)
	
	'Add the piece if all input data is correct
	AddItemToList(buttonCell)
	
	isAdding = False
	EnableAllButtons()
	FinishExecution()
	
End Function


'Button circle action: Set the lables and inputs for reading an circle data
Function CircleSelected(buttonShape As Object)
	PrepareExecution()	
	DisableAllButtons()

	SetSelectionToButtonCell(buttonShape)
	buttonCell = GetButtonCell(buttonShape)
	ReadyInputsForAdd(buttonCell, typeCircle)
	
	EnableAllButtons()
	FinishExecution()
	
End Function


'Button square action: Set the lables and inputs for reading an square data
Function SquareSelected(buttonShape As Object)
	
	PrepareExecution()	
	DisableAllButtons()

	
	SetSelectionToButtonCell(buttonShape)
	buttonCell = GetButtonCell(buttonShape)
	
	ReadyInputsForAdd(buttonCell, typeSquare)

	EnableAllButtons()
	FinishExecution()

End Function


'Button rectangle action: Set the lables and inputs for reading an rectangle data
Function RectangleSelected(buttonShape As Object)

	PrepareExecution()	
	DisableAllButtons()


	SetSelectionToButtonCell(buttonShape)
	buttonCell = GetButtonCell(buttonShape)
	
	ReadyInputsForAdd(buttonCell, typeRectangle)

	EnableAllButtons()
	FinishExecution()
	
End Function


'Button triangle action: Set the lables and inputs for reading an triangle data
Function TriangleSelected(buttonShape As Object)

	PrepareExecution()	
	DisableAllButtons()

	SetSelectionToButtonCell(buttonShape)
	buttonCell = GetButtonCell(buttonShape)
	
	ReadyInputsForAdd(buttonCell, typeTriangle)

	EnableAllButtons()
	FinishExecution()
		
End Function

'Add a kiln to kiln sheet
Function StoreKiln(buttonShape As Object)
	
	PrepareExecution()
	DisableAllButtons()
	
	'Set current selection to button cell
	SetSelectionToButtonCell(buttonShape)
	
	'Get the cell where the button is
	buttonCell = GetButtonCell(buttonShape)
	
	InsertKiln(buttonCell)
	
	EnableAllButtons()
	FinishExecution()
	
		
End Function

'Update the kiln list
Function ListKilns()
	
	PrepareExecution()
	
	SetSelectionToListBoxCell()
	listBoxObj = GetKilnListBox()
	If (listBoxObj.Dropdown) Then
		UpdateKilnList()
	EndIf
	
	FinishExecution()

End Function

'When a kiln is selected, set the kiln fields
Function KilnSelected()

	PrepareExecution()
	DisableAllButtons()

	SetSelectionToListBoxCell()

	listBoxObj = GetKilnListBox()	
	kilnName = listBoxObj.SelectedValue
	
	SetChosenKilnValues(kilnName)

	EnableAllButtons
	FinishExecution()
	
End Function

'Enable the edition of a selected kiln
Function EditKilnButtonAction(buttonShape As Object)

	PrepareExecution()
	DisableAllButtons()
	SetSelectionToButtonCell(buttonShape)

	listBoxObj = GetKilnListBox()
	kilnName = listBoxObj.CurrentValue

	'Verify if kiln name is empty or spaces
	'''if it is, cancel the operation
	If (Replace(kilnName, " ", "") = "") Then
		MsgBox("Escolha um forno para alterar")
		EnableAllButtons()
		DisableKilnEdition()
		FinishExecution()
		Exit Function
	EndIf
	
	EnableKilnEdition()
	FinishExecution()
	
End Function

'Save the edition of the kiln and disable edition
Function SaveKilnEdition(buttonShape As Objects)

	DisableKilnEdition()
	PrepareExecution()

	button = buttonShape.Source.Model
	buttonCell = GetButtonLocation(button)

	sheet = GetCurrentSheet()
	controller = ThisComponent.GetCurrentController()
	
	cellRange = sheet.getCellRangeByName(buttonCell)
	controller = ThisComponent.GetCurrentController()
	controller.Select(cellRange)

	'Get listbox
	form = sheet.DrawPage.Forms.GetByIndex(0)
	listBoxObj = form.GetByName(listBoxName)
	kilnName = listBoxObj.CurrentValue
	
	'Confirms that the kiln edition must be saved
	msgText = "Tem certeza que deseja alterar os dados do " &amp; kilnName &amp; "?"
	answer = MsgBox(msgText, MB_YESNO, "Alterar dados do Forno?")
	If (answer &lt;&gt; IDYES) Then
		EnableKilnEdition()
		FinishExecution()
		Exit Function
	EndIf
	
	'Find the kiln to edit
	kilnSheet = GetSheetByName(kilnSheetDBName)
	kilnCell = GetCellObjectByIndex(0, 0, kilnSheet.Name)
	While (kilnCell.GetString() &lt;&gt; kilnName)
		kilnCell = GetCellNextRowSameColumn(kilnCell)
	WEnd
	
	cellObj = GetCellObjectByName(buttonCell)
	
	cellObj = GetCellPreviousRowSameColumn(cellObj)
	'Get the supports new values
	supports = cellObj.GetString()
	supports = Split(supports, " ")
	cellSupports = cellObj
	For i = 0 To UBound(supports)
		If (Not IsIntegerNumber(supports(i))) Then
			cellSupportsName = Join(Split(Split(cellSupports.AbsoluteName, ".")(1), "$"), "")
			MsgBox("Os valores da célula " &amp; cellSupportsName  &amp; " devem ser composto por um ou mais números sem vírgula separados por espaço.")
			EnableKilnEdition()
			FinishExecution()
			Exit Function
		Else
			supports(i) = CInt(supports(i)) &amp; ""
		EndIf
	
	Next i 
	
	'Get length new value
	cellObj = GetCellPreviousRowSameColumn(cellObj)
	kilnLength = cellObj.GetString()
	cellLength = cellObj
	If (Not IsIntegerNumber(kilnLength)) Then
		SaveKilnEdition = InputMustBeANumberError(cellLength)
		EnableKilnEdition()
		FinishExecution()
		Exit Function
	Else
		kilnLength = CInt(kilnLength) &amp; ""
	EndIf
	
	'Get width new value
	cellObj = GetCellSameRowNextColumn(cellObj)
	cellObj = GetCellSameRowNextColumn(cellObj)
	kilnWidth = cellObj.GetString()
	cellWidth = cellObj
	If (Not IsIntegerNumber(kilnWidth)) Then
		SaveKilnEdition = InputMustBeANumberError(cellWidth)
		EnableKilnEdition()
		FinishExecution()
		Exit Function
	Else
		kilnWidth = CInt(kilnWidth) &amp; ""
	EndIf
	
	'Get height new value
	cellObj = GetCellSameRowNextColumn(cellObj)
	cellObj = GetCellSameRowNextColumn(cellObj)
	kilnHeight = cellObj.GetString()
	cellHeight = cellObj
	If (Not IsIntegerNumber(kilnHeight)) Then
		SaveKilnEdition = InputMustBeANumberError(cellHeight)
		EnableKilnEdition()
		FinishExecution()
		Exit Function
	Else
		kilnHeight = CInt(kilnHeight) &amp; ""
	EndIf
	
	'Make a backup of the old kiln data
	kilnCellStart = kilnCell
	kilnCell = GetCellSameRowNextColumn(kilnCellStart)
	oldDataSize = 0
	'''Count the number of cells used by the old kiln
	While (kilnCell.GetString() &lt;&gt; "")
		kilnCell = GetCellSameRowNextColumn(kilnCell)
		oldDataSize = oldDataSize + 1
	WEnd
	kilnCell = GetCellSameRowNextColumn(kilnCellStart)
	Dim oldData(oldDataSize - 1) As String
	i = 0
	'''Get the old values and cleans it
	While (kilnCell.GetString() &lt;&gt; "")
		oldData(i) = kilnCell.GetString()
		i = i + 1
		kilnCell.SetString("")
		kilnCell = GetCellSameRowNextColumn(kilnCell)
	WEnd
	kilnCellStart.SetString("")
	
	'Create an array with the new values
	numberOfSupports = UBound(supports) + 1
	Dim data(3+numberOfSupports) As String
	
	data(0) = kilnLength
	data(1) = kilnWidth
	data(2) = kilnHeight
	
	For i = 0 To UBound(supports)
		data(i+3) = supports(i)
	Next i
	
	'Try to create the new kiln
	'''If it fails, recreate the old kiln
	If (Not CreateKilnRow(data)) Then
		CreateKilnRow(oldData)
		EnableKilnEdition()
		FinishExecution()
		Exit Function
	EndIf

	'If it succeds, clean inputs
	cellLength.SetString("")
	cellWidth.SetString("")
	cellHeight.SetString("")
	cellSupports.SetString("")

	'Unselect kiln	
	SelectEmptyKiln()
	
	'Confirms change
	kilnName = GetKilnName(data(0), data(1), data(2))
	MsgBox("Alterações salvas. O forno foi renomeado para " &amp; kilnName)

	EnableAllButtons()
	FinishExecution()

End Function

'Disable kiln edition
Function CancelKilnEdition(buttonShape As Object)
	
	DisableKilnEdition()
	
	PrepareExecution()
	DisableAllButtons()

	SetSelectionToButtonCell(buttonShape)
	
	SelectEmptyKiln()

	EnableAllButtons()
	FinishExecution()

End Function

'Delete a kiln from the kiln sheet
Function EraseKiln(buttonShape As Object)

	DisableKilnEdition()

	PrepareExecution()
	DisableAllButtons()

	button = buttonShape.Source.Model
	buttonCell = GetButtonLocation(button)

	sheet = GetCurrentSheet()
	cellRange = sheet.getCellRangeByName(buttonCell)
	controller = ThisComponent.GetCurrentController()
	controller.Select(cellRange)
	
	'Get list box
	form = sheet.DrawPage.Forms.GetByIndex(0)
	listBoxObj = form.GetByName(listBoxName)
	kilnName = listBoxObj.CurrentValue
	
	'Ask confirmation to delete
	msgText = "Tem certeza que deseja apagar o forno " &amp; kilnName &amp; "?"
	answer = MsgBox(msgText, MB_YESNO, "Apagar Forno?")
	If (answer &lt;&gt; IDYES) Then
		EnableKilnEdition()
		FinishExecution()	
		Exit Function
	EndIf
	
	'Find the kiln
	kilnSheet = GetSheetByName(kilnSheetDBName)
	i = 0	
	kilnCell = GetCellObjectByIndex(i, 0, kilnSheet.Name)
	While (kilnCell.GetString() &lt;&gt; kilnName)
		i = i + 1
		kilnCell = GetCellObjectByIndex(i, 0, kilnSheet.Name)
	WEnd
	
	'Get all cells of the kiln
	startColumn = 0
	endColumn = 1
	While (kilnCell.GetString() &lt;&gt; "")
		kilnCell = GetCellObjectByIndex(i, endColumn, kilnSheet.Name)
		endColumn = endColumn + 1
	WEnd
	
	'Remove kiln
	RemoveCells(i, i, startColumn, endColumn, kilnSheetDBName)
	
	'Clean edition inputs and select disable edition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Refresh and set empty kiln as the selected one
	listBoxObj.refresh()
	SelectEmptyKiln()
	
	MsgBox("Forno apagado.")

	EnableAllButtons()
	FinishExecution()

End Function


'Remove all the items
Function CleanListByRemoving(buttonShape As Object)
	
	PrepareExecution()
	DisableAllButtons()

	'If there is no item, stops
	If (nItems = 0) Then
		MsgBox("Não há items para remover")
		EnableAllButtons()
		FinishExecution()
		Exit Function
	EndIf
	
	'Ask confirmation
	answer = MsgBox("Tem certeza que deseja APAGAR TODAS as peças permanentemente?", MB_YESNO, "APAGAR TODAS AS PEÇAS?")
	If (answer &lt;&gt; IDYES) Then
		FinishExecution()
		EnableAllButtons()
		Exit Function
	EndIf

	button = buttonShape.Source.Model
	btnCellAddress = GetButtonLocation(button)
	buttonCell = GetCellObjectByName(btnCellAddress)
	ThisComponent.getCurrentController().Select(buttonCell)

	RemoveAllItems()

	EnableAllButtons()
	FinishExecution()

End Function

'Set all items amount to zero
Function CleanList(buttonShape As Object)

	PrepareExecution()
	DisableAllButtons()
	
	'If there are no items, stops
	If (nItems = 0) Then
		MsgBox("Não há items para zerar")
		EnableAllButtons()
		FinishExecution()
		Exit Function
	EndIf
	
	'Ask for confirmation
	answer = MsgBox("Tem certeza que deseja zerar a quantidade de todas as peças?", MB_YESNO, "Zerar todas as quantidades?")
	If (answer &lt;&gt; IDYES) Then
		EnableAllButtons()
		FinishExecution()
		Exit Function
	EndIf


	button = buttonShape.Source.Model
	btnCellAddress = GetButtonLocation(button)
	buttonCell = GetCellObjectByName(btnCellAddress)
	ThisComponent.getCurrentController().Select(buttonCell)

	SetZeroAllItems()

	EnableAllButtons()
	FinishExecution()

End Function

'Save list
Function WriteList(buttonShape As Object) As String
	
	PrepareExecution()
	DisableAllButtons()
	
	'Get the list as a text
	textToWrite = GetCurrentListAsString()
	
	'If the text is empty, do nothing
	If Replace(textToWrite, " ", "") = "" Then
		EnableAllButtons()
		FinishExecution()
		Stop
	EndIf
	
	SetSelectionToButtonCell(buttonShape)
	
	canceled = False
	picked = False
	
	'Choose file name
	While ((Not canceled) And (Not picked))
		filePath = GetSavedListsPath()
		fileName = InputBox("Digite o nome do arquivo (não utilize acentos)", "Escolha o nome do arquivo.")
		filePath = filePath &amp; fileName
		
		If (Right(filePath, 4) &lt;&gt; ".txt") Then
			filePath = filePath &amp; ".txt"
		EndIf

		If (Replace(fileName, " ", "") = "") Then
			canceled = True
		ElseIf (Not cancelado And PathHasSpaceOrAccentedLetter(filePath)) Then
			MsgBox("Erro: acento ou espaço encontrado no nome do arquivo.")
			fileName = InputBox("Digite o nome do arquivo (não utilize acentos nem espaços).", "Escolha o nome do arquivo.")
		ElseIf (ExistsFile(filePath)) Then
			answer = MsgBox("Arquivo já existente. Deseja sobrescrever?", MB_YESNO)
			If (answer = IDYES) Then
				picked = True
			EndIf
		Else
			picked = True
		EndIf
	WEnd

	'If no name was chosen, cancel	
	If (canceled) Then
		MsgBox("Operação Cancelada! Nome do arquivo é necessário para salvar a lista.")
		EnableAllButtons()
		FinishExecution()
		Stop
	EndIf

	'Write the list string on file
	WriteTextFile(filePath, textToWrite)
	pathString = ConvertASCIIPathAccentedLetters(filePath)
	MsgBox("Arquivo salvo em " &amp; pathString &amp; ".")
	
	'Set last modified list for directly saving (see WriteListLastOpened)
	pathLastModifiedList = filePath
	WriteList = filePath

	EnableAllButtons()
	FinishExecution()
	
End Function


Function WriteListLastOpened(buttonShape As Object)

	PrepareExecution()
	DisableAllButtons()
	
	SetSelectionToButtonCell(buttonShape)
	
	'Get the list as a text
	textToWrite = GetCurrentListAsString()

	'If the text is empty, do nothing
	If Replace(textToWrite, " ", "") = "" Then
		EnableAllButtons()
		FinishExecution()
		Stop
	EndIf
	
	canceled = False
	picked = False
	
	'If no file were used before,
	'''use WriteList to save a new file
	If Replace(pathLastModifiedList, " ", "") = "" Then
		MsgBox("Nenhum arquivo de configuração foi aberto desde a inicialização da aplicação ou após a exclusão da última configuração. Escolha um novo nome para o arquivo.")
		pathLastModifiedList = WriteList(buttonShape)
	Else
		'Otherwise, overwrite the used file
		pathString = ConvertASCIIPathAccentedLetters(pathLastModifiedList)
		fileName = SplitPath(pathString)(UBound(SplitPath(pathString)))

		'Ask confirmation
		answer = MsgBox("Tem certeza que deseja sobrescrever a última lista carregada/salva (" &amp; fileName &amp; ")?", MB_YESNO)
		If (answer &lt;&gt; IDYES) Then
			MsgBox("Operação cancelada.")
			EnableAllButtons()
			FinishExecution()
			Exit Function
		EndIf
		
		WriteTextFile(pathLastModifiedList, textToWrite)
		MsgBox("Arquivo salvo em " &amp; pathString &amp; ".")
	EndIf
	
	EnableAllButtons()
	FinishExecution()
	
End Function



Function ReadList(buttonShape As Object)

	PrepareExecution()
	DisableAllButtons()	
	
	SetSelectionToButtonCell(buttonShape)
	
	'Ask the user the file to read
	filePath = GetFileToReadPathFromUser("Escolha a configuração a ser carregada", GetSavedListsPath())
	If (filePath = "") Then
		MsgBox("Operação Cancelada! Arquivo não selecionado.")
		EnableAllButtons()
		FinishExecution()	
		Exit Function
	EndIf
	

	'Ask confirmation to erase the current list	
	answer = IDYES
	If (nItems &gt; 0) Then
		msgText = "Abrir uma configuração irá apagar os dados presentes na configuração atual. Deseja continuar mesmo assim?"
		answer = MsgBox(msgText, MB_YESNO, "Abrir outra configuração?")
	EndIf
	
	If (answer &lt;&gt; IDYES) Then
		EnableAllButtons()
		FinishExecution()
		Exit Function
	EndIf

	'Read the list file
	textItems = ReadTextFile(filePath)
	itemsStr = Split(textItems,  newLineChr)
	
	cell = GetFirstCellOfListHeader()
	cell = GetCellNextRowSameColumn(cell)
	row = GetCellRowIndex(cell)

	'Erase current list
	RemoveAllItems()

	'Add all items of the file list
	AddListOfItems(itemsStr)
		
	'Change the last modified file for saving directly (see WriteListLastOpened)
	pathLastModifiedList = filePath
	
	EnableAllButtons()
	FinishExecution()

End Function


Function EraseSavedList(buttonShape As Object)

	PrepareExecution()
	DisableAllButtons()

	'Choose the file to delete
	filePath = GetFileToReadPathFromUser("Escolha Lista a ser apagada", GetSavedListsPath())
	If (filePath = "") Then
		EnableAllButtons()
		FinishExecution()
		Exit Function
	EndIf 
	
	'Ask confirmation
	pathString = ConvertASCIIPathAccentedLetters(filePath)
	answer = MsgBox("Tem certeza que deseja apagar o arquivo " &amp; pathString &amp; "?", MB_YESNO)
	If (answer &lt;&gt; IDYES) Then
		EnableAllButtons()
		FinishExecution()
		Exit Function
	EndIf
	
	'Delete the file
	DeleteFile(filePath)
	
	'Reset the last modified file
	pathLastModifiedList = ""
	
	MsgBox("Arquivo apagado.")

	EnableAllButtons()
	FinishExecution()

End Function


Function EditListItems(buttonShape As Object)

	PrepareExecution()
	'Disable all buttons to avoid execution of other macros
	DisableAllButtons()
	
	'If there are no items, cancel
	If (nItems &lt;= 0) Then
		MsgBox("Não há peças na lista.")
		EnableAllButtons()
		FinishExecution()
		Exit Function
	EndIf
	
	btnEdit = buttonShape.Source.Model
	buttonCellAddr = GetButtonLocation(btnEdit)
	buttonCell = GetCellObjectByName(buttonCellAddr)
	ThisComponent.getCurrentController().Select(buttonCell)
	
	'Disable edition button
	btnEdit.Enabled = False
	btnEdit.EnableVisible = False
	
	'Enable finish edition button
	btnSaveEdition = GetButtonByName(buttonSaveListEdition)
	btnSaveEdition.Enabled = True
	btnSaveEdition.EnableVisible = True
	
	'Get list locked range
	cellRange = GetListUnlockableRange()
	
	'Change list locked range color
	UnlockCell(cellRange)
	cellRange.CellBackColor = editableBGColor

	FinishExecution()

End Function

Function SaveEditionListItems(buttonShape As Object)

	PrepareExecution()
	
	btnSaveEdition = buttonShape.Source.Model
	buttonCellAddr = GetButtonLocation(btnSaveEdition)
	buttonCell = GetCellObjectByName(buttonCellAddr)
	ThisComponent.getCurrentController().Select(buttonCell)
	
	'If cells do not have valid values
	'''cancel operation
	If (Not ListCellsAreValidy()) Then
		FinishExecution()
		Exit Function		
	EndIf
	
	'Otherwise,
	'''enable edition button
	btnEdit = GetButtonByName(buttonEditLsit)
	btnEdit.Enabled = True
	btnEdit.EnableVisible = True
	
	'Allow other buttons to execute macros
	EnableAllButtons()
	
	'Disable finish edition button
	btnSaveEdition.Enabled = False
	btnSaveEdition.EnableVisible = False
	
	'Lock list fields
	cellRange = GetListUnlockableRange()
	cellRange.CellBackColor = nonEditableBGColor
	LockCell(cellRange)

	FinishExecution()

End Function


Function CallSolver(buttonShape As Object)
	
	SetSelectionToButtonCell(buttonShape)
	
	PrepareExecution()
	DisableAllButtons()
	StartedSolvingKilnProblem()
	
	AllowSolverExecutionAndWriting()
	
	'If there are no items on the list, cancel execution
	If (nItems = 0) Then
		MsgBox("Não há peças na lista.")
		EndedSolvingKilnProblem()
		EnableAllButtons()
		FinishExecution()
		Exit Function
	EndIf

	'Initialize progress bar
	msgText = "Se a aplicação disser que está travada é "
	msgText = msgText &amp; " devido a dificuldade de solução. Aguarde..."
	progressBar = ThisComponent.getCurrentController().getFrame().createStatusIndicator()
	progressBar.start(msgText, 100)
	
	
	'Get the list of items as text
	listAsText = GetCurrentListAsString()
	
	'If list text is empty, cancel
	If Replace(listAsText, " ", "") = "" Then		
		progressBar.setValue(0)
		progressBar.setText("")
		progressBar.reset()
		progressBar.end()
		progressBar.start("", 0)
		progressBar.end()
		EndedSolvingKilnProblem()
		EnableAllButtons()
		FinishExecution()
		Exit Function
	EndIf
	
	'If all items has amount = 0, cancel
	If (Not HasItems(listAsText)) Then
		MsgBox("Operação Cancelada! Nenhuma peça tem quantidade maior que zero.")
		progressBar.setValue(0)
		progressBar.setText("")
		progressBar.reset()
		progressBar.end()
		progressBar.start("", 0)
		progressBar.end()
		EndedSolvingKilnProblem()
		EnableAllButtons()
		FinishExecution()
		Exit Function
	EndIf 

	'Get kiln data
	kilnDataAsText = GetSelectedKilnInfoAsText()
	'If no kiln was selected, cancel
	If (Replace(kilnDataAsText, " ", "") = "" Or kilnDataAsText = "0") Then
		MsgBox("Selecione um forno para colocar as peças")
		progressBar.setValue(0)
		progressBar.setText("")
		progressBar.reset()
		progressBar.end()
		progressBar.start("", 0)
		progressBar.end()
		EndedSolvingKilnProblem()
		EnableAllButtons()
		FinishExecution()
		Exit Function
	EndIf

	'Arbitrarily update progressbar
	progressBar.setValue(20)
	
	'Create input files for solver 
	'''items
	itemFileName = "temp_pecas.txt"
	itemFilePath = SolverDirPath() &amp; itemFileName
	WriteTextFile(itemFilePath, listAsText)
	'''kiln
	kilnFileName = "temp_forno.txt"
	kilnFilePath = SolverDirPath() &amp; kilnFileName
	WriteTextFile(kilnFilePath, kilnDataAsText)
	
	'Create solution file path
	solutionBaseName = "temp_sol"
	solutionBasePath = SolverDirPath() &amp; solutionBaseName
	solutionTex = solutionBasePath &amp; ".tex"
	
	'Create the command
	command = ""
	command = command &amp; SolverPath()
	command = command &amp; " "
	command = command &amp; itemFilePath
	command = command &amp; " "
	command = command &amp; kilnFilePath
	command = command &amp; " "
	command = command &amp; solutionTex
	command = command &amp; " "
	
	''''For debugging'''''
	'Write the output of the solver (every cout)
'	command = command &amp; "&gt;"	
'	command = command &amp; " "
'	command = command &amp; solutionBasePath &amp; ".info"
	
	'Arbitrarily update progressbar
	progressBar.setValue(25)
	
	'Execute the solver
	ExecCommand(command)
	'Arbitrarily update progressbar
	progressBar.setValue(100)

	'Open pdf
	solutionPDF = solutionBasePath &amp; ".pdf"
	OpenPDFExternal(solutionPDF)
	
	'Reset progressbar
	progressBar.setValue(0)
	progressBar.setText("")
	progressBar.reset()
	progressBar.end()
	progressBar.start("", 0)
	progressBar.end()
	
	'Ask if the user wants to save solution pdf
	answer = MsgBox("Deseja salvar a solução gerada?", MB_YESNO, "Salvar solução")
	If (answer = IDYES) Then
		canceled = False
		picked = False
		'Get the file name
		While ((Not canceled) And (Not picked))
			filePath = GetSavedSolutionsPath()
			fileName = InputBox("Digite o nome do arquivo (não utilize acentos)", "Escolha o nome do arquivo de solução.")
			filePath = filePath &amp; fileName
			
			'Add .pdf to the name if it is not already there
			If (Right(filePath, 4) &lt;&gt; ".pdf") Then
				filePath = filePath &amp; ".pdf"
			EndIf
			
			'Verify if the operation is canceled
			If (fileName = "") Then
				canceled = True
			'Force to choose a path without utf-8 characters
			ElseIf (Not cancelado And PathHasSpaceOrAccentedLetter(filePath)) Then
				MsgBox("Erro: acento ou espaço encontrado no nome do arquivo.")
				fileName = InputBox("Digite o nome do arquivo (não utilize acentos nem espaços)", "Escolha o nome do arquivo de solução.")
			'Verify if file exists
			ElseIf (ExistsFile(filePath)) Then
				'Asks if the file should be overwritten
				answer = MsgBox("Arquivo já existente. Deseja sobrescrever?", MB_YESNO)
				If (answer = IDYES) Then
					picked = True
				EndIf
			Else
				picked = True
			EndIf
		WEnd
		
		'If a file name was chosen
		If (Not cancelado) Then
			If (Right(filePath, 4) &lt;&gt; ".pdf") Then
				filePath = filePath &amp; ".pdf"
			EndIf
			'Save a copy of the file with the chosen name on solution folder
			command = ""
			command = command &amp; OsCopyCommand()
			command = command &amp; " "
			command = command &amp; solutionPDF
			command = command &amp; " "
			command = command &amp; filePath
			ExecCommand(command)
		Else
			MsgBox("Operação cancelada! Nome do arquivo é necessário para salvar a solução.")
		EndIf
	EndIf

	'Delete temporary files
	DeleteFile(itemFilePath)
	DeleteFile(kilnFilePath)
	DeleteFile(solutionPDF)

	EndedSolvingKilnProblem()
	EnableAllButtons()
	FinishExecution()

End Function


Function OpenSolution()

	PrepareExecution()

	'Get file path	
	filePath = GetFileToReadPathFromUser("Escolha a solução a ser aberta", GetSavedSolutionsPath(), "pdf")
	'If a file is not chosen, cancel
	If (filePath = "") Then
		MsgBox("Operação Cancelada! Arquivo não selecionado.")
		FinishExecution()	
		Exit Function
	EndIf
	'If it is not a .pdf, cancel
	If (Right(filePath, 4) &lt;&gt; ".pdf") Then
		MsgBox("Operação Cancelada! Selecione um arquivo pdf")
		FinishExecution()	
		Exit Function
	End If

	'Open file
	OpenPDFExternal(filePath)

	Finish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Delete a file
Function DeleteFile(pathToFile As String)
	
	path = AddURLPrefixOnPath(pathToFile)
	
	Dim objSimpleFileAccess As Object
	objSimpleFileAccess	 = createUNOService("com.sun.star.ucb.SimpleFileAccess")
	
	If (ExistsFile(path)) Then
		objSimpleFileAccess.kill(path)
	EndIf
	
End Function

'Get the command to open a PDF file
Function PDFDefaultApplication()

	If OSIsUnix() Then
		PDFDefaultApplication = "xdg-open"
	ElseIf OSIsWindows() Then
		PDFDefaultApplication = "start"
	EndIf

End Function

'Open pdf with external program (the default)
Function OpenPDFExternal(pdfPath As String)

	command = ""
	command = command &amp; PDFDefaultApplication()
	command = command &amp; " "
	command = command &amp; pdfPath
	
	ExecCommand(command)

End Function


'Read a text file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Write a text in a text file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script:module>
</file>

<file path=Basic/Standard/Handlers.xml><?xml version="1.0" encoding="utf-8"?>
<!DOCTYPE module  PUBLIC '-//OpenOffice.org//DTD OfficeDocument 1.0//EN'  'module.dtd'>
<script:module xmlns:script="http://openoffice.org/2000/script" script:name="Handlers" script:language="StarBasic" script:moduleType="normal">Option Explicit

global oXKeyHandler as object

'Initialize the keyboard listener
sub sStartXKeyHandler
	'If it is not running, start it
    if isNull(oXKeyHandler) then 
        oXKeyHandler = CreateUnoListener("KeyHandler_", "com.sun.star.awt.XKeyHandler")
        ThisComponent.CurrentController.AddKeyHandler(oXKeyHandler)
    endif
end sub

'Remove the keyboard listener
sub sStopXKeyHandler
	'If it is still running, stops it
    if not IsNull(oXKeyHandler) then
        ThisComponent.CurrentController.removeKeyHandler(oXKeyHandler)
        oXKeyHandler = Nothing 'To know later this handler has stopped.
    end if
end sub

sub XKeyHandler_Disposing(oEvent)
end sub

function KeyHandler_KeyPressed(oEvent) as boolean
End function

'Get event after the key is released
Function KeyHandler_KeyReleased(oEvent) As Boolean
	KeyHandler_KeyReleased = False 'cancel KeyReleased to not reapeat
	Dim sourceCell As Object
	
	'If the event is a control+X correct the fields
	If oEvent.modifiers = 0 And oEvent.keycode = 535 Then
		PrepareExecution()
		sourceCell = ThisComponent.CurrentSelection
		VerifyCutOrPaste(sourceCell)
		FinishExecution()
		RefreshByHiding()
	EndIf
	
	'If the event is a control+V correct the fields
	If oEvent.modifiers = 0 And oEvent.keycode = 533 Then
		PrepareExecution()
		
		sourceCell = ThisComponent.CurrentSelection
		UnlockCell(sourceCell)

		VerifyCutOrPaste(sourceCell)
		FinishExecution()
		RefreshByHiding()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ellInput.CellBackColor = editableBGColor
	SetCellRangeFontStyle(cellInput)

	'Clean Descrição Input
	cellInput = GetCellNextRowSameColumn(cellInput)
	cellInput.SetString("")
	cellInput.CellBackColor = editableBGColor
	SetCellRangeFontStyle(cellInput)

	'Clean Altura Input
	cellInput = GetCellNextRowSameColumn(cellInput)
	cellInput.SetString("")
	cellInput.CellBackColor = editableBGColor
	SetCellRangeFontStyle(cellInput)

	'Clean Largura Input
	cellInput = GetCellNextRowSameColumn(cellInput)
	cellInput.SetString("")
	cellInput.CellBackColor = editableBGColor
	SetCellRangeFontStyle(cellInput)
	
	'Clean Comprimento Input
	cellInput = GetCellNextRowSameColumn(cellInput)
	cellInput.SetString("")
	cellInput.CellBackColor = editableBGColor
	SetCellRangeFontStyle(cellInput)
	
End Function


'Set the item type lables
Function SetInputLables(cellLable As Object, itemType As String)
	two2DMeasures = HasTwo2DMeasures(itemType)

	'Set Tipo Lable
	cellLable.SetString("Tipo:")
	cellLable.CellBackColor = lableBGColor
	SetCellRangeFontStyle(cellLable)

	'Clean Descrição Lable
	cellLable = GetCellNextRowSameColumn(cellLable)
	cellLable.SetString("Descrição:")
	cellLable.CellBackColor = lableBGColor
	SetCellRangeFontStyle(cellLable)
	
	'Clean Altura Lable
	cellLable = GetCellNextRowSameColumn(cellLable)
	cellLable.SetString("Alt. Peça (cm):")
	cellLable.CellBackColor = lableBGColor
	SetCellRangeFontStyle(cellLable)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ellLable.CellBackColor = lableBGColor
	SetCellRangeFontStyle(cellLable)
	
	'Clean Comprimento Lable
	cellLable = GetCellNextRowSameColumn(cellLable)
	UnlockCell(cellLable)
	cellLable.SetString("")
	SetCellRangeFontStyle(cellLable)
	cellLable.CellBackColor = lableBGColor
	
	cellInput = GetCellSameRowNextColumn(cellLable)
	cellInput.CellBackColor = nonEditableBGColor
	LockCell(cellInput)
	
	'Change cell style if needed
	SetCellRangeFontStyle(cellLable)
	If (two2DMeasures) Then
		cellLable.SetString("Comp. (cm):")
		cellInput.CellBackColor = editableBGColor
		UnlockCell(cellInput)
		SetCellRangeFontStyle(cellInput)
	Endif

	
	LockCell(cellLable)
End Function


'Get the cell 'Tipo' if it is on the same line
Function GetTipoCellFromSameLine(cell As Object) As Object

	row = GetCellRowIndex(cell)
	column = GetCellColumnIndex(cell)
	
	While (column &gt;= 0 And Not IsInNamedRange(cell, pieceTypeNamedRange))
		column = column - 1
		cell = GetCellObjectByIndex(row, column)
	WEnd
	If (column &lt; 0) Then
		MsgBox("O parêmetro 'cell' tem que estar na mesma linha da célula mesclada com nome 'mergedTipo'")
	EndIf
	
	GetTipoCellFromSameLine = GetFirstCellObjFromNamedRange(pieceTypeNamedRange)
	
End Function


'Get the cell 'Tipo' if it is on the same column
Function GetTipoCellFromSameColumn(cell As Object) As Object

	row = GetCellRowIndex(cell)
	column = GetCellColumnIndex(cell)
	
	While (row &gt;= 0 And Not IsInNamedRange(cell, pieceTypeNamedRange))
		row = row - 1
		cell = GetCellObjectByIndex(row, column)
	WEnd
	If (row &lt; 0) Then
		MsgBox("O parêmetro 'cell' tem que estar na mesma linha da célula mesclada com nome 'mergedTipo'")
	EndIf
	
	GetTipoCellFromSameColumn = GetFirstCellObjFromNamedRange(pieceTypeNamedRange)
	
End Function


'Set the lables and inputs for reading an item data
Function ReadyInputsForAdd(buttonCell As Object, itemType As String)

	cellBellow = GetCellNextRowSameColumn(buttonCell)
	cellBellow = GetTipoCellFromSameLine(cellBellow)
	
	cellInput = GetFirstInputCell(cellBellow)
	CleanItemInputs(cellBellow)
	
	SetInputLables(cellBellow, itemType)
	
	cellInput.SetString(itemType)
	cellInput.CellBackColor = nonEditableBGColor

End Function


'Read the input data for adding an item
Function ReadItemInputData(cellLableTipo As Object) As Object
	numberInputs = 3
	
	'Get 'tipo' input cell
	inputCell = GetCellSameRowNextColumn(cellLableTipo)
	itemType = inputCell.GetString()
	If (Replace(itemType, " ", "") = "") Then
		ReadItemInputData = FieldIsNeededError(inputCell)
		Exit Function
	EndIf
	
	'Read cells bellow
	inputCell = GetCellNextRowSameColumn(inputCell)
	itemDescription = inputCell.GetString()
	If (Replace(itemDescription, " ", "") = "") Then
		ReadItemInputData = FieldIsNeededError(inputCell)
		Exit Function
	EndIf

	inputCell = GetCellNextRowSameColumn(inputCell)
	itemHeight = inputCell.GetString()
	If (Replace(itemHeight, " ", "") = "") Then
		ReadItemInputData = FieldIsNeededError(inputCell)
		Exit Function
	EndIf

	If (Not IsIntegerNumber(itemHeight)) Then
		ReadItemInputData = InputMustBeANumberError(inputCell)
		Exit Function
	Else
		itemHeight = CInt(itemHeight) &amp; ""
	EndIf
	
	inputCell = GetCellNextRowSameColumn(inputCell)
	itemWidth = inputCell.GetString()
	If (Replace(itemWidth, " ", "") = "") Then
		ReadItemInputData = FieldIsNeededError(inputCell)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Replace(itemLength, " ", "") = "") Then
			ReadItemInputData = FieldIsNeededError(inputCell)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GetKilnListBox() As Object

	sheet = GetSheetByName(kilnNamePrefix)
	form = sheet.DrawPage.Forms.GetByIndex(0)
	form.Reload()
	listBoxObj = form.GetByName(listBoxName)
	
	GetKilnListBox = listBoxObj
	
End Function

Function GetKilnListBoundCell()

	listBoxObj = GetKilnListBox()
	GetKilnListBoundCell = listBoxObj.getValueBinding().BoundCell

End Function

'Construct the kiln name based on its dimensions
Function GetKilnName(length As String, width As String, height As String)

	kilnName = kilnNamePrefix &amp; ": " &amp; " Comprimento = " &amp; length &amp; ", Largura = " &amp; width &amp; ", Altura = " &amp; height
	GetKilnName = kilnName

End Function


Function CreateKilnSheet()

	sheets = ThisComponent.getSheets()  
	sheets.InsertNewByName(kilnSheetDBName, 1)
	
	sheet = GetSheetByName(kilnSheetDBName)
	'sheet.IsVisible = False

End Function

Function SelectEmptyKiln()
	listBoxObj = GetKilnListBox()
	listBoxObj.SelectedValue = ""	
	SetChosenKilnValues("")
End Function

'Get the data about the kiln as a text
Function GetSelectedKilnInfoAsText() As String

	listBoxObj = GetKilnListBox()
	kilnName = listBoxObj.SelectedValue
	
	'If there is no kiln selected, cancel
	If (Replace(kilnName, " ", "") = "") Then
		GetSelectedKilnInfoAsText = ""
		Exit Function
	EndIf
	
	'Get kiln data
	kilnData = GetKilnData(kilnName)
	kilnLength = kilnData(0)
	kilnWidth = kilnData(1)
	kilnHeight = kilnData(2)
	supports = Split(kilnData(3), " ")
	
	total = 0
	''Get number of supports
	For i = 0 To UBound(supports)
		If Replace(supports(i), " ", "") &lt;&gt; "" Then
			total = total + 1
		EndIf
	Next i
	
	''Sort supports
	swapped = True
	While swapped
		swapped = False
		For i = 0 To UBound(supports)-1
			If (CInt(supports(i)) &gt; CInt(supports(i+1))) Then
				aux = supports(i)
				supports(i) = supports(i+1)
				supports(i+1) = aux
				swapped = True
			EndIf
		Next i
	WEnd

	'Make the kiln as text
	infoAsText = ""	
	infoAsText = infoAsText &amp; kilnLength &amp; " " &amp; kilnWidth &amp; " " &amp; kilnHeight
	infoAsText = infoAsText &amp; GetEndLine()
	If total &gt; 0 Then
		infoAsText = infoAsText &amp; UBound(supports) + 1
	Else
		infoAsText = infoAsText &amp; "0"
	EndIf
	infoAsText = infoAsText &amp; GetEndLine()

	For i = LBound(supports) To UBound(supports)
		infoAsText = infoAsText &amp; supports(i)
		infoAsText = infoAsText &amp; GetEndLine()
	Next i
	
	GetSelectedKilnInfoAsText = infoAsText

End Function

'Add kiln to the kiln's sheet
Function CreateKilnRow(kilnData() As String) As Boolean

	'Create a sheet for the kilns if it do not exists
	If (Not SheetExists(kilnSheetDBName)) Then
		CreateKilnSheet()
	EndIf
	
	'Get kiln sheet
	sheet = GetSheetByName(kilnSheetDBName)
	
	'Search for the kiln that will be inserted
	kilnName = 	GetKilnName(kilnData(0), kilnData(1), kilnData(2))
	kilnCell = GetCellObjectByName("$" &amp; sheet.Name &amp; ".$A$1")
	storedKilnName = kilnCell.GetString()
	
	While storedKilnName &lt;&gt; "" And storedKilnName &lt;&gt; kilnName
		kilnCell = GetCellNextRowSameColumn(kilnCell)
		storedKilnName = kilnCell.GetString()
	WEnd

	'If a kiln with same name exists, cancel
	If (storedKilnName = kilnName) Then	
		MsgBox("Um forno com essas medidas já foi armazenado.")
		CreateKilnRow = False
		Exit Function
	EndIf
	
	'Otherwise, create the kiln	
	kilnCell.SetString(kilnName)
	For i = 0 To UBound(kilnData)
		If (kilnData(i) &lt;&gt; "") Then	
			kilnCell = GetCellSameRowNextColumn(kilnCell)
			kilnCell.SetString(kilnData(i))
		EndIf
	Next i
	
	CreateKilnRow = True

End Function


Function ReadKilnData(cellLableComprimento As Object) As Object
	numberInputs = 3
	
	'Read length
	inputCell =  GetCellSameRowNextColumn(cellLableComprimento)
	length = inputCell.GetString()
	If (Replace(length, " ", "") = "") Then
		ReadKilnData = FieldIsNeededError(inputCell)
		Exit Function
	Endif

	'Jump to next input cell ignoring next lable
	inputCell = GetCellSameRowNextColumn(inputCell)
	inputCell = GetCellSameRowNextColumn(inputCell)
	'Read width
	width = inputCell.GetString()
	If (Replace(width, " ", "") = "") Then
		ReadKilnData = FieldIsNeededError(inputCell)
		Exit Function
	Endif

	'Jump to next input cell ignoring next lable
	inputCell = GetCellSameRowNextColumn(inputCell)
	inputCell = GetCellSameRowNextColumn(inputCell)
	'Read height
	height = inputCell.GetString()
	If (Replace(height, " ", "") = "") Then
		ReadKilnData = FieldIsNeededError(inputCell)
		Exit Function
	Endif
	'Go to the supports input cell
	inputCell = GetCellNextRowSameColumn(cellLableComprimento)
	inputCell = GetCellSameRowNextColumn(inputCell)
	'Read the supports sizes
	supports = inputCell.GetString()
	numberOfSupports = 0
	If (Replace(supports, " ", "") &lt;&gt; "") Then
		supportsSplitted = Split(supports, " ")

		If (UBound(supportsSplitted) &gt; -1) Then
			numberOfSupports = UBound(supportsSplitted) + 1
		EndIf
		
		numberInputs = numberInputs + numberOfSupports - 1
	EndIf
	
	'Create an array for all the input data
	Dim data(numberInputs) As String
	
	'Add the dimensions
	data(0) = length
	data(1) = width
	data(2) = height
	'Add the supports, if there is any
	If (numberOfSupports &gt; 0) Then
		For i = 3 To UBound(data)
			data(i) = supportsSplitted(UBound(data) - i)
		Next i
	EndIf
	
	'Check if the values are valid
	For i = 0 To UBound(data)
		number = data(i)
		If (number &lt;&gt; "" And Not IsIntegerNumber(number)) Then
			Redim Preserve data(0)
			data(0) = ""
			mText = "Os valores de comprimento, largura e altura devem ser NÚMEROS SEM VÍRGULA. " 
			mText = mText &amp; GetEndLine()
			mText = mText &amp; "Os SUPORTES devem ser números sem vírgulas SEPARADOS POR ESPAÇO."
			MsgBox(mText)
			ReadKilnData = data
			Exit Function
		Else
			'If they are, convert them to integers
			data(i) = CInt(data(i)) &amp; ""
		EndIf
	Next

	ReadKilnData = data
	
End Function

'Clean kiln inputs based on cellLable (structure must be the same as the create kiln inputs)
Function CleanKilnInputs(cellLableComprimento As Object)
	'Clean input length
	inputCell = GetCellSameRowNextColumn(cellLableComprimento)
	inputCell.SetString("")

	'Clean input width
	inputCell = GetCellSameRowNextColumn(inputCell)
	inputCell = GetCellSameRowNextColumn(inputCell)
	inputCell.SetString("")

	'Clean input height
	inputCell = GetCellSameRowNextColumn(inputCell)
	inputCell = GetCellSameRowNextColumn(inputCell)
	inputCell.SetString("")
	
	'Clean input supports
	inputCell = GetCellNextRowSameColumn(cellLableComprimento)
	inputCell = GetCellSameRowNextColumn(inputCell)
	inputCell.SetString("")
	
End Function


'Get the dimensions and supports of a kiln
Function GetKilnData(kilnName As String) As Object
	'Find kiln
	kilnSheet = GetSheetByName(kilnSheetDBName)
	kilnCell = GetCellObjectByIndex(0, 0, kilnSheet.Name)
	i = 1
	While (kilnCell.GetString() &lt;&gt; kilnName)
		kilnCell = GetCellObjectByIndex(i, 0, kilnSheet.Name)
		i = i + 1
	WEnd
	
	'Get kiln information
	kilnCell = GetCellSameRowNextColumn(kilnCell)
	kilnLength = kilnCell.GetString()
	
	kilnCell = GetCellSameRowNextColumn(kilnCell)
	kilnWidth = kilnCell.GetString()

	kilnCell = GetCellSameRowNextColumn(kilnCell)
	kilnHeight = kilnCell.GetString()

	kilnCell = GetCellSameRowNextColumn(kilnCell)
	''Join supports in a string
	supports = ""
	While (kilnCell.GetString() &lt;&gt; "")
		If (supports &lt;&gt; "") Then
			supports = supports &amp; " " &amp; kilnCell.GetString()
			kilnCell = GetCellSameRowNextColumn(kilnCell)
		Else
			supports = kilnCell.GetString()
			kilnCell = GetCellSameRowNextColumn(kilnCell)
		EndIf
	WEnd
	
	'Make an array with the data
	Dim data(3) As String
	data(0) = kilnLength
	data(1) = kilnWidth
	data(2) = kilnHeight
	data(3) = supports

	GetKilnData = data

End Function


Function InsertKiln(buttonCell As Object)
	
	cellLableSupports = GetCellSameRowPreviousColumn(buttonCell)
	cellLableSupports = GetCellSameRowPreviousColumn(cellLableSupports)
	cellLableComprimento = GetCellPreviousRowSameColumn(cellLableSupports)
	
	'Read kiln information
	inputData = ReadKilnData(cellLableComprimento)
	'If an error occured enable the button
	If (Replace(inputData(0), " ", "") = "") Then
		Exit Function
	EndIf
	
	'Try to create kiln
	''If succeds, update list and clean inputs
	If(CreateKilnRow(inputData)) Then
		sheet = GetCurrentSheet()
		form = sheet.DrawPage.Forms.GetByIndex(0)
		controller = ThisComponent.GetCurrentController()			
		listBoxObj = form.GetByName(listBoxName)

		UpdateKilnList()
		
		SelectEmptyKiln()

		CleanKilnInputs(cellLableComprimento)

		MsgBox("Forno criado com sucesso.")
	EndIf

End Function

'Get number of kilns in kilns sheet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Update the kilns listbox
Function UpdateKilnList()
	sheet = GetCurrentSheet()
	form = sheet.DrawPage.Forms.GetByIndex(0)
	controller = ThisComponent.GetCurrentController()

	listBoxObj = form.GetByName(listBoxName)

	boundCell = GetKilnListBoundCell()
	ThisComponent.getCurrentController().Select(boundCell)

	numberOfKilns = CountStoredKilns()	
	Dim kilnList(numberOfKilns) As String
	'Make the first kiln an empty string
	kilnList(0) = ""
	kilnSheet = GetSheetByName(kilnSheetDBName)
	
	'Add kilns names to listbox
	For i = 0 To numberOfKilns-1
		kilnCell = GetCellObjectByIndex(i, 0, kilnSheet.Name)
		kilnList(i+1) = kilnCell.GetString()
	Next i
	listBoxObj.StringItemList = kilnList

End Function

'Trigged when a kiln is chosen in listbox
Function SetChosenKilnValues(kilnName As String)

	PrepareExecution()

	sheet = GetCurrentSheet()
	form = sheet.DrawPage.Forms.GetByIndex(0)
	controller = ThisComponent.GetCurrentController()
	
	listBoxObj = form.GetByName(listBoxName)

	boundCell = GetKilnListBoundCell()
	
	'Get cells to show kiln data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the selected kiln is empty
	''then set all data to empty
	if (Replace(kilnName, " ", "") = "") Then
		kilnData(0) = ""
		kilnData(1) = ""
		kilnData(2) = ""
		kilnData(3) = ""
		
	Else
		'Otherwise, get the kiln data from kiln sheet
		kilnData = GetKilnData(kilnName)		
	EndIf

	'Update cells values
	cellLength.SetString(kilnData(0))
	cellWidth.SetString(kilnData(1))
	cellHeight.SetString(kilnData(2))
	cellSupports.SetString(kilnData(3))

	FinishExecution()

End Function


Function EnableKilnEdition()

	PrepareExecution()
	
	ChangeKilnDataStart()

	sheet = GetCurrentSheet()
	form = Sheet.DrawPage.Forms.GetByIndex(0)
	controller = ThisComponent.GetCurrentController()	
	listBoxObj = form.GetByName(listBoxName)
	listBoxObj.Enabled = False

	'Disable edit button
	buttonEdit = GetButtonByName(buttonEditKiln)
	buttonEdit.Enabled = False
	
	'Enable save kiln edition button
	buttonSave = GetButtonByName(buttonSaveKilnEdition)	
	buttonSave.Enabled = True
	buttonSave.EnableVisible = True

	'Enable erase kiln button
	buttonErase = GetButtonByName(buttonEraseKiln)
	buttonErase.Enabled = True
	buttonErase.EnableVisible = True
	
	'Enable cancel kiln edition button
	buttonCancel = GetButtonByName(buttonCancelKilnEdition)
	buttonCancel.Enabled = True
	buttonCancel.EnableVisible = True
	
	'Unlock kiln edition cells and set cells color
	cellButtonSave = GetButtonLocation(buttonSave)
	cellButtonSave = GetCellObjectByName(cellButtonSave)
	
	inputCell = GetCellPreviousRowSameColumn(cellButtonSave)
	UnlockCell(inputCell)
	inputRange = GetEditableInputRangeFromCell(inputCell)
	UnlockCell(inputRange)
	inputcell.CellBackColor = editableBGColor
	
	inputCell = GetCellPreviousRowSameColumn(inputCell)
	UnlockCell(inputCell)
	inputRange = GetEditableInputRangeFromCell(inputCell)
	UnlockCell(inputRange)
	inputcell.CellBackColor = editableBGColor
	
	inputCell = GetCellSameRowNextColumn(inputCell)
	inputCell = GetCellSameRowNextColumn(inputCell)
	UnlockCell(inputCell)
	inputRange = GetEditableInputRangeFromCell(inputCell)
	UnlockCell(inputRange)
	inputcell.CellBackColor = editableBGColor
	
	inputCell = GetCellSameRowNextColumn(inputCell)
	inputCell = GetCellSameRowNextColumn(inputCell)
	UnlockCell(inputCell)
	inputRange = GetEditableInputRangeFromCell(inputCell)
	UnlockCell(inputRange)
	inputcell.CellBackColor = editableBGColor
	
	FinishExecution()

End Function


Function DisableKilnEdition()

	ChangeKilnDataEnd()
	
	sheet = GetCurrentSheet()
	form = sheet.DrawPage.Forms.GetByIndex(0)
	controller = ThisComponent.GetCurrentController()	
	listBoxObj = form.GetByName(listBoxName)
	listBoxObj.Enabled = True

	'Enable edit button
	buttonEdit = GetButtonByName(buttonEditKiln)
	buttonEdit.Enabled = True
	buttonEdit.EnableVisible = True
	
	'Disable save kiln edition button
	buttonSave = GetButtonByName(buttonSaveKilnEdition)	
	buttonSave.Enabled = False

	'Disable save kiln edition button
	buttonErase = GetButtonByName(buttonEraseKiln)
	buttonErase.Enabled = Flase

	'Disable cancel kiln edition button
	buttonCancel = GetButtonByName(buttonCancelKilnEdition)
	buttonCancel.Enabled = False

	
	'Lock kiln edition cells and set cells color
	cellButtonSave = GetButtonLocation(buttonSave)
	cellButtonSave = GetCellObjectByName(cellButtonSave)

	inputCell = GetCellPreviousRowSameColumn(cellButtonSave)
	inputCell.CellBackColor = nonEditableBGColor
	inputRange = GetEditableInputRangeFromCell(inputCell)
	LockCell(inputRange)


	inputCell = GetCellPreviousRowSameColumn(inputCell)
	inputCell.CellBackColor = nonEditableBGColor
	inputRange = GetEditableInputRangeFromCell(inputCell)
	LockCell(inputRange)	

	inputCell = GetCellSameRowNextColumn(inputCell)
	inputCell = GetCellSameRowNextColumn(inputCell)
	inputcell.CellBackColor = nonEditableBGColor
	inputRange = GetEditableInputRangeFromCell(inputCell)
	LockCell(inputRange)
		
	inputCell = GetCellSameRowNextColumn(inputCell)
	inputCell = GetCellSameRowNextColumn(inputCell)
	inputCell.CellBackColor = nonEditableBGColor
	inputRange = GetEditableInputRangeFromCell(inputCell)
	LockCell(inputRange)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ItensHeaderNamedRange)
End Function

'Find the last cell of the list header
Function GetLastCellOfListHeader() As Object
	GetLastCellOfListHeader = GetLastCellObjFromNamedRange(list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End Function

'Set the style of the list rows in [startRow, endRow]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Set color of amount column
		If cellHeader.GetString() = headerLableAmount Then
			cellRange.CellBackColor = editableBGColor
			UnlockCell(cellRange)
		'Set color and text of Exclude column
		ElseIf (cellHeader.GetString() = headerLableExclude) Then
			cellRange.CellBackColor = excludeBGColor
			values = cellRange.GetDataArray()
			For i = 0 To UBound(values, 1)
				values(i)(0) = "X"
			Next i
			cellRange.SetDataArray(values)
		Else
			cellRange.CellBackColor = nonEditableBGColor
		EndIf
		SetCellRangeFontStyle(cellRange)
	Next column
	
	'Make merges list cells merges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Merge cell column to next header column-1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Set style of the cells in the row
	For column = startColumn To endColumn
		cell = GetCellObjectByIndex(row, column)
		cellHeader = GetCellObjectByIndex(headerRow, column)
		'Set color of amount cell
		If cellHeader.GetString() = headerLableAmount Then
			cell.CellBackColor = editableBGColor
			UnlockCell(cell)
		'Set color of Exclude cell
		ElseIf (cellHeader.GetString() = headerLableExclude) Then
			cell.CellBackColor = excludeBGColor
			
			cell.SetString("X")
		'Set color of other cells
		Else
			cell.CellBackColor = nonEditableBGColor
		EndIf
		SetCellRangeFontStyle(cell)
		
	Next column
	
	For i = firstCellColumnIndex To lastCellColumnIndex
		cellObj = GetCellObjectByIndex(row, i)
	Next i
	
	column = startColumn
	'Merge cells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Merge cell column to next header column-1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Insert one item in the list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 above the first item of the list
	InsertCellAbove(cellRowIndex, cellRowIndex, firstCellColumnIndex, lastCellColumnIndex)

	'Set style, values and amount	
	newRow = cellRowIndex
	SetListRowCellsStyles(newRow)
	SetItemValues(insertData, newRow, firstCellColumnIndex)
	SetItemAmount(newRow, 0)

	'Lock cells that cannot be editted
	For i = firstCellColumnIndex To lastCellColumnIndex
		cellObj = GetCellObjectByIndex(cellRowIndex, i)
		cellBellow = GetCellObjectByIndex(cellRowIndex+1, i)

		cellHeader = GetCellObjectByIndex(cellRowIndex-1, i)
		If (cellHeader.GetString() &lt;&gt; headerLableAmount) Then
			LockCell(cellObj)
			LockCell(cellBellow)
		EndIf
	Next i

	'Increase number of items
	nItems = nItems + 1


End Function


'Insert at the top of the list
Function InsertInListAtStart(insertData As Object)

	PrepareExecution()
	
	InsertOneItem(insertData)
	
	FinishExecution()

End Function


Function AddItemToList(buttonCell As Object)

	'Get cell to read data
	cellAbove = GetCellPreviousRowSameColumn(buttonCell)	
	cellLableTipo = GetTipoCellFromSameColumn(cellAbove)
	
	'Read data.
	'If an error occured enable the button
	inputData = ReadItemInputData(cellLableTipo)
	If Replace(inputData(0), " ", "") = "" Then
		Exit Function
	EndIf
	
	'Insert item in list
	InsertInListAtStart(inputData)
	
	'Reset input values
	CleanItemInputs(cellLableTipo)
	
	
End Function


'Remove one item from the list
Function RemoveItemFromList(cellObj)
	
	headerCell = GetFirstCellOfListHeader()
	
	While (headerCell.GetString() &lt;&gt; headerLableDescription)
		headerCell = GetCellSameRowNextColumn(headerCell)
	WEnd
	
	column = GetCellColumnIndex(headerCell)
	row = GetCellRowIndex(cellObj)

	cellDescr = GetCellObjectByIndex(row, column)

	itemName = cellDescr.GetString()

	'Ask for confirmation
	msgText = "Tem certeza que deseja remover a peça " &amp; itemName &amp; " na linha " &amp; row+1
	answer = MsgBox(msgText, MB_YESNO, "Remover peça")
	If (answer &lt;&gt; IDYES) Then
		Exit Function
	EndIf

	'Remove Item
	RemoveItemLine(cellObj)

End Function


Function RemoveItemLine(cellObj As Object)
	
	UpdateItemsCounters()
	
	'Get the item row
	itemRow = GetCellRowIndex(cellObj)
	
	'Get list start and end column
	firstHeaderCell = GetFirstCellOfListHeader()
	lastHeaderCell = GetLastCellOfListHeader()
	firstColumn = GetCellColumnIndex(firstHeaderCell)
	lastColumn = GetCellColumnIndex(lastHeaderCell)
	
	'Remove item from list
	RemoveCells(itemRow, itemRow, firstColumn, lastColumn)

	headerRow = GetCellRowIndex(firstHeaderCell)
	'Lock cell bellow
	For i = firstColumn To lastColumn
		headerCell = GetCellObjectByIndex(headerRow, i)
		If (headerCell.GetString() &lt;&gt; headerLableAmount) Then
			cellObj = GetCellObjectByIndex(itemRow, i)
			LockCell(cellObj)
		EndIf
	Next i

	'Update item counter
	nItems = nItems - 1
	
End Function

'Remove all items from a list
Function RemoveAllItems()
	PrepareExecution()
	
	'If there are no items, cancel
	If (nItems = 0) Then
		FinishExecution()
		Exit Function
	EndIf

	'Get first and last columns
	firstHeaderCell = GetFirstCellOfListHeader()
	lastHeaderCell = GetLastCellOfListHeader()
	firstColumn = GetCellColumnIndex(firstHeaderCell)
	lastColumn = GetCellColumnIndex(lastHeaderCell)	
	
	'Get first row
	firstCell = GetCellNextRowSameColumn(firstHeaderCell)
	row = GetCellRowIndex(firstCell)

	'Remove all items cells	
	RemoveCells(row, row+nItems-1, firstColumn, lastColumn)

	'Reset items counter
	nItems = 0

	FinishExecution()

End Function

'Set amount to zero for all items
Function SetZeroAllItems()

	'If there are no items in the list, cancel
	If (nItems = 0) Then
		Exit Function
	EndIf
	
	'Get first and last column of the list (REMOVE??)
	firstHeaderCell = GetFirstCellOfListHeader()
	lastHeaderCell = GetLastCellOfListHeader()
	firstColumn = GetCellColumnIndex(firstHeaderCell)
	lastColumn = GetCellColumnIndex(lastHeaderCell)	
	
	'Get first row	
	firstCell = GetCellNextRowSameColumn(firstHeaderCell)
	row = GetCellRowIndex(firstCell)
	GetCellRowIndex(firstHeaderCell)

	'Find header amount
	headerCell = firstHeaderCell
	While headerCell.GetString() &lt;&gt; headerLableAmount
		headerCell = GetCellSameRowNextColumn(headerCell)
	WEnd
	
	column = GetCellColumnIndex(headerCell)
	'Set values to 0
	For i = row To row+nItems-1
		cellQtd = GetCellObjectByIndex(i, column)
		cellQtd.SetString("0")
	Next i

End Function

'Get item data from a row
Function GetItemData(row As Integer) As Object

	firstHeaderCell = GetFirstCellOfListHeader()
	startColumn = GetCellColumnIndex(firstHeaderCell)

	'Get item type of the item
	cell = GetCellObjectByIndex(row, startColumn)
	itemType = cell.GetString()

	'Get description
	cell = GetCellSameRowNextColumn(cell)
	itemDescription = cell.GetString()
	'Replace " " for "_" to read it in c++
	itemDescription = Replace(itemDescription, " ", "_")
	
	'Get item height
	cell = GetCellSameRowNextColumn(cell)
	itemHeight = cell.GetString()

	'Get item width
	cell = GetCellSameRowNextColumn(cell)
	itemWidth = cell.GetString()	
	
	'Get item length
	cell = GetCellSameRowNextColumn(cell)
	itemLength = cell.GetString()
	
	'Get item amount
	cell = GetCellSameRowNextColumn(cell)
	itemCount = cell.GetString()
	
	'Create array with data
	Dim itemData(5) As String
	
	itemData(0) = itemType
	itemData(1) = itemDescription
	itemData(2) = itemHeight
	itemData(3) = itemWidth
	itemData(4) = itemLength
	itemData(5) = itemCount
	
	GetItemData = itemData

End Function

'Get the information about all the items on the list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each row of the list, get the item data
	For i = row To lastRow
		item = GetItemData(i)
		itemsList(i-row) = item
	Next i
	
	GetAllItems = itemsList

End Function

'Create a string with the data of all the items of the current string
Function GetCurrentListAsString() As String

	UpdateItemsCounters()
	
	'If list is empty cancel
	If (nItems &lt;= 0) Then
		MsgBox("Lista vazia.")
		Exit Function
	EndIf

	firstHeaderCell = GetFirstCellOfListHeader()
	lastHeaderCell = GetLastCellOfListHeader()
	
	itemCell = GetCellNextRowSameColumn(firstHeaderCell)

	firstRow = GetCellRowIndex(itemCell)
	lastRow = firstRow + nItems - 1

	'Get all items of the list
	itemsList = GetAllItems()
	'Find amount column
	headerCell = firstHeaderCell
	While headerCell.GetString() &lt;&gt; headerLableAmount
		headerCell = GetCellSameRowNextColumn(headerCell)
	WEnd
	'Verify if amount is not an integer
	cellAmount = GetCellNextRowSameColumn(headerCell)
	While (IsIntegerNumber(cellAmount.GetString()) And cellAmount.GetString() &lt;&gt; "")
		cellAmount = GetCellNextRowSameColumn(cellAmount)
	WEnd
	'If there is, cancel
	If cellAmount.GetString() &lt;&gt; "" Then
		MsgBox("Os valores das quantidades devem ser números sem vírgula.")
		Exit Function
	EndIf
	
	'Create string with all items
	''A line is an item and its information is separated by space
	textToWrite = ""
	For i = 0 To UBound(itemsList)
		item = itemsList(i)
		textToWrite = textToWrite &amp; item(0)
		For j = 1 To UBound(item)
			value = item(j)
			textToWrite = textToWrite &amp; " " &amp; value
		Next j
		If i &lt; UBound(itemsList) Then
			textToWrite = textToWrite &amp; GetEndLine()
		EndIf
	Next i
	
	GetCurrentListAsString = textToWrite

End Function

'Set a new value for an item amount
Function SetItemAmount(row As Integer, itemAmount As String)

	cell = GetFirstCellOfListHeader()
	
	While (cell.GetString() &lt;&gt; headerLableAmount)
		cell = GetCellSameRowNextColumn(cell)
	WEnd
	
	column = GetCellColumnIndex(cell)
	
	cellAmount = GetCellObjectByIndex(row, column)
	
	cellAmount.SetString(itemAmount)
	
End Function

'Change the value in the list of items to match a matrix with items
Function SetListOfItemsValues(startRow As Integer, endRow As Integer, items As Object)
	
	PrepareExecution()
	
	headerCell = GetFirstCellOfListHeader()
	headerCell = GetCellObjectByIndex(GetCellRowIndex(headerCell)+1, GetCellColumnIndex(headerCell))
	
	'Adapt the matrix data
	i = 0
	While headerCell.GetString() &lt;&gt; headerLableAmount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ion Then
			headerCell = GetCellNextRowSameColumn(headerCell)
		EndIf
	WEnd
	
	'Get the range and set its values
	column = GetCellColumnIndex(headerCell)
	cellRange = GetRangeByIndex(startRow, endRow, column, column)
	
	dataCol = cellRange.GetDataArray()
	For j = 0 To UBound(dataCol, 1)
		dataCol(j)(0) = items(i, j)
	Next j
	cellRange.SetDataArray(dataCol)

	FinishExecution()
	
End Function

'Add a list with more than one item to the list
Function AddListOfItems(items As Object)
	
	PrepareExecution()

	firstHeaderCell = GetFirstCellOfListHeader()
	lastHeaderCell = GetLastCellOfListHeader()
	
	firstItemCell = GetCellNextRowSameColumn(firstHeaderCell)
	
	'Count the number of blank items
	nBlank = 0
	For i = 0 To UBound(items)
		If Replace(items(i), " ", "")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For i = 0 To UBound(items)
		item = Split(items(i), " ")
		'Replace "_" for " " on description (added when creating the string)
		If UBound(item) &gt; 0 Then
			item(1) = Replace(item(1), "_", " ")
			If (OSIsWindows()) Then
				'Windows uses carriage return (CR) and line feed (LF)
				'Removes CR and possible blank spaces
				splittedOnCR = Split(item(UBound(item)), carriageReturnChr)
				value = splittedOnCR(0)
				For j = 1 To UBound(splittedOnCR)
					If (splittedOnCR(j) &lt;&gt; "") Then
						value = splittedOnCR(j)
					EndIf
				Next j
				item(UBound(item)) = value
			EndIf
		EndIf
		items(i) = item
	Next i

	'Copy string to a matrix
	Dim columnsData(5, UBound(items)) As String
	For i = 0 To UBound(items)
		item = items(i)
		For j = 0 To UBound(item) 
			If item(j) &lt;&gt; "" Then
				columnsData(j, i) = item(j)
			EndIf
		Next j
	Next i
	
	'Set list values using the matrix
	SetListOfItemsValues(startRow, endRow, columnsData)
	FinishExecution()

End Function

'Get the range of the list that is normally locked but can be unlocked
Function GetListUnlockableRange()

	UpdateItemsCounters()
	
	'Find cell under header description
	cellHeaderStart = GetFirstCellOfListHeader()
	firstCell = GetCellNextRowSameColumn(cellHeaderStart)
	While cellHeaderStart.GetString() &lt;&gt; headerLableDescription
		cellHeaderStart = GetCellSameRowNextColumn(cellHeaderStart)
		firstCell = GetCellSameRowNextColumn(firstCell)
	WEnd
	
	'Find cell before the cell under header amount
	cellHeaderEnd = GetLastCellOfListHeader()
	lastCell = GetCellNextRowSameColumn(cellHeaderEnd)
	While cellHeaderEnd.GetString() &lt;&gt; headerLableAmount
		cellHeaderEnd = GetCellSameRowPreviousColumn(cellHeaderEnd)
		lastCell = GetCellSameRowPreviousColumn(lastCell)
	WEnd
	cellHeaderEnd = GetCellSameRowPreviousColumn(cellHeaderEnd)
	lastCell = GetCellSameRowPreviousColumn(lastCell)
	
	'Get first and last column of the range
	columnStart = GetCellColumnIndex(firstCell)
	columnEnd = GetCellColumnIndex(lastCell)
	
	'Get first and last row
	rowStart = GetCellRowIndex(firstCell)
	rowEnd = rowStart + nItems - 1
	
	'Get range of the unlockable part
	cellRange = GetRangeByIndex(rowStart, rowEnd, columnStart, columnEnd)

	GetListUnlockableRange = cellRange

End Function

'Verify if all values in list are valid
Function ListCellsAreValidy()

	UpdateItemsCounters()

	messageText = ""
	
	'Get the cell under description header
	cellHeaderStart = GetFirstCellOfListHeader()
	cellHeader = GetCellSameRowNextColumn(cellHeaderStart)
	While cellHeader.GetString() &lt;&gt; headerLableDescription
		cellHeader = GetCellSameRowNextColumn(cellHeader)
	WEnd
	cell = GetCellNextRowSameColumn(cellHeader)

	'Get first and last row
	firstRow = GetCellRowIndex(cell)
	lastRow = firstRow + nItems - 1
	
	column = GetCellColumnIndex(cell)

	columnRange = GetRangeByIndex(firstRow, lastRow, column, column)
	
	'Search for description cells that cannot be empty and put them on error message
	emptyRanges = columnRange.queryEmptyCells()
	If (emptyRanges.Count &gt; 0) Then
		rangesNames = emptyRanges.GetElementNames()
		For i = 0 To UBound(rangesNames)
			rangeName = rangesNames(i)
			rangeName = Join(Split(Split(rangeName, ".")(1), "$"), "")
			'If it is a range
			If InStr(rangeName, ":") Then		
				messageText = messageText &amp; "As células do intervalo "
				messageText = messageText &amp; rangeName
				messageText = messageText &amp; " não podem estar vazias."
			'If it is a cell
			Else
				messageText = messageText &amp; "A célula "
				messageText = messageText &amp; rangeName
				messageText = messageText &amp; " não pode estar vazia."
			EndIf

			messageText = messageText &amp; GetEndLine()
		Next i
		ListCellsAreValidy = False
	EndIf

	'Get the cell under dimensions header
	While cellHeader.GetString() &lt;&gt; headerLableDimension
		cellHeader = GetCellSameRowNextColumn(cellHeader)	
	WEnd
	cellSubHeader = GetCellNextRowSameColumn(cellHeader)
	cellHeader = GetCellSameRowNextColumn(cellHeader)
	
	'For each height and width: search for empty or non-integer values
	While cellSubHeader.GetString() &lt;&gt; subHeaderLableLength
		column = GetCellColumnIndex(cellSubHeader)
		For row = firstRow To lastRow
			startEmpty = row
			cell = GetCellObjectByIndex(row, column)
			textCell = cell.GetString()
			cell.SetString(Replace(textCell, " ", ""))
			'If the value is not an integer, it is invalid
			While (Not IsIntegerNumber(cell.GetString()) And row &lt;= lastRow)
				row = row + 1
				cell = GetCellObjectByIndex(row, column)
				textCell = cell.GetString()
				cell.SetString(Replace(textCell, " ", ""))
			WEnd
			endEmpty = row - 1
			'If it is a range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If it is a cell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WEnd
	

	column = GetCellColumnIndex(cellSubHeader)
	startColumn = GetCellColumnIndex(cellHeaderStart)
	'For each length: verify if only items with length have length and if they are integer
	For row = firstRow To lastRow
		cell = GetCellObjectByIndex(row, column)
		typeCell = GetCellObjectByIndex(row, startColumn)
		startEmpty = row
		textCell = cell.GetString()
		cell.SetString(Replace(textCell, " ", ""))
		'While piece do not have a length and there is a value in their length cell
		While (Not HasTwo2DMeasures(typeCell.GetString()) And (cell.GetString() &lt;&gt; ""))
			row = row + 1
			typeCell = GetCellNextRowSameColumn(typeCell)
			cell = GetCellObjectByIndex(row, column)
			textCell = cell.GetString()
			cell.SetString(Replace(textCell, " ", ""))
		WEnd
		endEmpty = row - 1
		'If it is a range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vazias, pois as peças não têm comprimento."
			messageText = messageText &amp; GetEndLine()		
		'If it is a cell
		ElseIf ((endEmpty - startEmpty) = 0) Then
			rangeName = GetRangeByIndex(startEmpty, endEmpty, column, column).AbsoluteName
			rangeName = Join(Split(Split(rangeName, ".")(1), "$"), "")
			messageText = messageText &amp; "A célula "
			messageText = messageText &amp; rangeName
			messageText = messageText &amp; " deve estar vazia, pois esta peça não tem comprimento."
			messageText = messageText &amp; GetEndLine()
		EndIf
		
		startEmpty = row
		textCell = cell.GetString()
		cell.SetString(Replace(textCell, " ", ""))

		'While piece has a length value, but the value is not integer		
		While (HasTwo2DMeasures(typeCell.GetString()) And (Not IsIntegerNumber(cell.GetString())))
			row = row + 1
			typeCell = GetCellNextRowSameColumn(typeCell)
			cell = GetCellObjectByIndex(row, column)
			textCell = cell.GetString()
			cell.SetString(Replace(textCell, " ", ""))
		WEnd
		endEmpty = row - 1
		'If it is a range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If it is a cell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If messageText is empty, there were no invalid values
	If messageText &lt;&gt; "" Then 
		MsgBox(messageText)
		ListCellsAreValidy = False
		Exit Function
	EndIf
	
	ListCellsAreValidy = True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Name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Switch "/" for "\" on windows command path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Open dialog for user to choose a file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there is no extension shows all
	If (IsMissing(filyExtension)) Then
		filterNames(0) = "*"
	Else
		filterNames(0) = "*." &amp; filyExtension
	EndIf
	
	'initialize dialog and file access
	GlobalScope.BasicLibraries.LoadLibrary("Tools")
	file_dialog = CreateUnoService("com.sun.star.ui.dialogs.FilePicker")
	ucb = createUnoService("com.sun.star.ucb.SimpleFileAccess")
	'Add extension filter to dialog
	AddFiltersToDialog(FilterNames(), file_dialog)
	
	'If directory does not path exists, cancel
	If ExistsFile(urlInitialDir) Then
		file_dialog.SetDisplayDirectory(urlInitialDir)
	Else
		MsgBox("Nenhum aquivo salvo.")
		GetFileToReadPathFromUser = ""
		Exit Function
	End If
	'Set dialog title
	file_dialog.setTitle(strTitle)
	
	'Execute dialog
	status = file_dialog.Execute()

	'If successful, read fil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Returns solver name (according to SO)
Function SolverName() As String
	
	If (OSIsUnix()) Then
		SolverName = solverExecutableName
	ElseIf (OSIsWindows()) Then
		SolverName = solverExecutableName &amp; ".exe"
	EndIf
	
End Function

'Construct solver directory path
Function SolverDirPath() As String

	Dim arrayPaths(1) As String
	arrayPaths(0) = GetCurrentDirPath()
	arrayPaths(1) = "solver"
	dirPath = JoinPath(arrayPaths)
	SolverDirPath = dirPath

End Function


'Construct solver path
Function SolverPath() As String
	SolverPath = SolverDirPath() &amp; SolverName()
End Function 

'Give execution and writing permission to the solver
Function AllowSolverExecutionAndWriting()
	command = ""
	command = command &amp; "chmod"
	command = command &amp; " "
	command = command &amp; "+wx"
	command = command &amp; " "
	command = command &amp; SolverPath()
End Function

'Verify if the amount of at list one item in an items list string is greater than 0
Function HasItems(listAsText As String) As Boolean

	items = Split(listAsText, newLineChr)
	
	For Each item in items
		If item &lt;&gt; "" Then
			values = Split(item, " ")
			amount = CInt(values(UBound(values)))
			If (amount &gt; 0) Then
				HasItems = True
				Exit Function
			EndIf
		EndIf
	Next item
	HasItems = False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Execute a system command based on SO
Function ExecCommand(command As String,  Optional focusFlag As Integer)
	
	If IsMissing(focusFlag) Then
		focusFlag = 1
	EndIf
	
	If (OSIsUnix()) Then
		ExecLinuxCommand(command, focusFlag)
	ElseIf(OSIsWindows()) Then
		ExecWindowsCommand(command, focusFlag)
	EndIf
	
End Function

'Execute a command using bash -c
Function ExecLinuxCommand(command As String, focusFlag As Integer)

	shellCommand = "-c '" &amp; command &amp; "'"
	result = Shell("bash", focusFlag, shellCommand, True)

End Function

'Execute a command using cmd.exe /C
Function ExecWindowsCommand(command As String, focusFlag As Integer)

	command = ConvertPathsOfCommandToWindowsCmd(command)

	shellCommand = "/C """ &amp; command &amp; """" 
	result = Shell("cmd.exe", focusFlag, shellCommand, True)

End Function


'Return SO copy command on terminal/prompt
Function OsCopyCommand()
	If (OSIsUnix()) Then
		OsCopyCommand = "cp"
	ElseIf(OSIsWindows()) Then
		OsCopyCommand = "copy"
	EndIf
End Function


'Use MRI to see properties of a variable (for debugging)
Function SeeProperties(obj As Object)
	oMRI = CreateUnoService("mytools.Mri")
	oMRI.inspect(obj)
	MsgBox("Close me")
End Function

'Get SO endline
Function GetEndLine() As String

	If (OSIsUnix()) Then
		GetEndLine = newLineChr
	ElseIf (OSIsWindows()) Then
		GetEndLine = carriageReturnChr &amp; newLineChr
	EndIf

End Function


'Verify if an item type has more two measures (Height, Width and Length)
Function HasTwo2DMeasures(itemType As String) As Boolean
	HasTwo2DMeasures = False
	If (itemType = typeRectangle) Then
		HasTwo2DMeasures = True
	EndIf
End Function


'Verify if a string is a button name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Get sheet with a given sheet name
Function GetSheetByName(sheetName As String) As Object

	GetSheetByName = ThisComponent.Sheets.GetByName(sheetName)
	
End Function

'Verify if a sheet exists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Get the first cell of a merge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side a given range
Function IsInRange(cellObj As Object, rangeAddr As String) As Boolean
	
	sheet = GetCurrentSheet()

	
	cellRange = sheet.GetCellRangeByName(rangeAddr)
	
	cellAsRange = sheet.GetCellRangeByName(cellObj.AbsoluteName)
	
	intersection = cellRange.queryIntersection(cellAsRange.GetRangeAddress)
	
	If intersection.Count &gt; 0 Then
		IsInRange = True
	Else
		IsInRange = False
	EndIf


End Function


'Verify if a cell is in a named range interval
Function IsInNamedRange(cellObj As Object, namedRange As String) As Boolean

	range = ThisComponent.NamedRanges.getByName(namedRange)
	rangeAddr = range.Content
	
	IsInNamedRange = IsInRange(cellObj, rangeAddr)
	
End Function

'Get a range object by index and a sheet. If sheetName is not given, uses the current active sheet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Verify if a cell/range is locked (protected)
Function IsProtected(cellObj As Object) As Boolean

	IsProtected = cellObj.CellProtection.IsLocked

End Function

'Unlock cell making it unprotected
Function UnlockCell(cellObj As Object)
	cellP = cellObj.CellProtection
	cellP.IsLocked = False
	cellObj.CellProtection = cellP
End Function

'Lock cell making it protected
Function LockCell(cellObj As Object)
	cellP = cellObj.CellProtection
	cellP.IsLocked = True
	cellObj.CellProtection = cellP
End Function


'Make possible for all sheets to have protected cells modified
Function UnlockSheet()
	
	sheets = ThisComponent.Sheets
	
	For Each sheet In sheets
		sheet.unprotect(protectionPassword)
	Next sheet

End Function

'Make impossible to have protected cells modified
Function LockSheet()

	sheets = ThisComponent.Sheets
	
	For Each sheet In sheets
		sheet.protect(protectionPassword)
	Next sheet

End Function


'Lock controllers of the sheet
Function LockAllControls()

	ThisComponent.lockControllers()

End Function

'Unlock controllers of the sheet
Function UnlockAllControls()

	ThisComponent.unlockControllers()

End Function

'Lock undo caching
Function LockUndo()
	undoManager = ThisComponent.getUndoManager()
	undoManager.lock()
End Function

'Unlock undo cache
Function UnlockUndo()
	undoManager = ThisComponent.getUndoManager()
	undoManager.unlock()
End Function

'Prepare execution by unlocking sheet, locking controls and verifying if can be executed
Function PrepareExecution()
	If (Not CanExecuteAction()) Then
		MacroAlreadyRunningError()
		Stop
	EndIf
	UpdateItemsCounters()

	'LockUndo()
	UnlockSheet()
	LockAllControls()
End Function

'Finish execution by locking sheet, unlocking controls and refreshing
Function FinishExecution()

	LockSheet()
	UnlockAllControls()
	'UnlockUndo()
	
	RefreshByHiding()

End Function

'Refresh GUI by hiding and showing again
Function RefreshByHiding()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Remove a range of cells from a sheet. If sheet is not given, uses current active sheet.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Show box with message asking for data in the given cell
Function FieldIsNeededError(cellObj As Object) As Object

	cellName = Join(Split(Split(cellObj.AbsoluteName, ".")(1), "$"), "")
	MsgBox("O campo " &amp; cellName &amp; " é obrigatório.")
	Dim data(1) As String
	data(0) = ""
	FieldIsNeededError = data

End Function

'Show box with message saying that the input on the given cell must be a number
Function InputMustBeANumberError(cell As Object) As Object

	cellName = Split(cell.AbsoluteName, ".")(1)
	cellName = Split(cellName, "$")(1) &amp; Split(cellName, "$")(2)

	MsgBox("Os valores da célula " &amp; cellName &amp; " deve conter apenas um número sem vírgula.")
	Dim data(1) As String
	
	data(0) = ""
	InputMustBeANumberError = data

End Function

'Show box with message saying that another macro is currently running
Function MacroAlreadyRunningError()

	If (changingKilnData) Then
		MsgBox("Finalize a alteração do forno antes de executar outra ação")
	EndIf

End Function

'Hide all sheets and show a temporary sheet
Function HideSheets()

	sheets = ThisComponent.Sheets()
	sheets.InsertNewByName("temp", 2)
	For Each sheet in sheets
		If (sheet.Name &lt;&gt; "temp") Then
			sheet.IsVisible = False
		EndIf
	Next sheet
	sheet = GetSheetByName("temp")
	sheet.protect(protectionPassword)
	
End Function

'Show all sheets and deletes the temporary sheet
Function ShowSheets()
	sheets = ThisComponent.Sheets()
	For Each sheet in sheets
		sheet.IsVisible = True
	Next sheet

	sheets.removeByName("temp")
	
	sheet = GetSheetByName(kilnNamePrefix)
	ThisComponent.CurrentController.setActiveSheet(sheet)

End Function

'Control + Z
Function Undo()
	document   = ThisComponent.CurrentController.Frame
	dispatcher = createUnoService("com.sun.star.frame.DispatchHelper")	
	dispatcher.executeDispatch(document, ".uno:Undo", "", 0, Array())
End Function

'Verify if a strubg is an integer number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Remove all numeric digits and verify if there is no other digit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Make all buttons unclickable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Naje all buttons unclickable exceot those that are usually not clickable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form = Sheet.DrawPage.Forms.GetByIndex(0)
	controller = ThisComponent.GetCurrentController()	
	listBoxObj = form.GetByName(listBoxName)
	listBoxObj.Enabled = True
	
	'If kiln is being editted most buttons cannot be enabled
	If IsChangingKiln() Then
		EnableKilnEdition()
	Else
		DisableKilnEdition()
	EndIf
	
End Function

'Set styles of font and border in a given cell range
Function SetCellRangeFontStyle(cellRange As Object)

	cellRange.CharColor = whiteColor
	cellRange.CharFont = 5
	cellRange.CharFontFamily = 5
	cellRange.CharHeight = 12
'	cellRange.CharWeight = com.sun.star.awt.FontWeight.BOLD
	cellRange.IsTextWrapped = True
	
	If CellIsInEditableInput(cellRange) Then
		cellRange.HoriJustify= com.sun.star.table.CellHoriJustify.LEFT
		cellRange.VertJustify = com.sun.star.table.CellHoriJustify.LEFT
	Else
		cellRange.HoriJustify= com.sun.star.table.CellHoriJustify.CENTER
		cellRange.VertJustify = com.sun.star.table.CellVertJustify.CENTER
	EndIf
	
	cellBorder = cellRange.TableBorder
	Dim basicBorder as New com.sun.star.table.BorderLine
	basicBorder.Color = RGB(255, 255,255)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ExecuteClickAction"/>
  <library:element library:name="Handler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